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59pt"/>
    </style:style>
    <style:style style:name="ro1" style:family="table-row">
      <style:table-row-properties style:row-height="61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Gross Punting Yards Leaders - All Players</text:p>
          </table:table-cell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" xlink:type="simple">AVG</text:a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pn.com/nfl/player/_/id/15153/johnny-hekker" xlink:type="simple">Johnny Hekker</text:a>, P</text:p>
          </table:table-cell>
          <table:table-cell office:value-type="string" calcext:value-type="string">
            <text:p>LAR</text:p>
          </table:table-cell>
          <table:table-cell office:value-type="float" office:value="98" calcext:value-type="float">
            <text:p>98</text:p>
          </table:table-cell>
          <table:table-cell office:value-type="float" office:value="4680" calcext:value-type="float">
            <text:p>4680</text:p>
          </table:table-cell>
          <table:table-cell office:value-type="float" office:value="78" calcext:value-type="float">
            <text:p>78</text:p>
          </table:table-cell>
          <table:table-cell office:value-type="float" office:value="47.8" calcext:value-type="float">
            <text:p>47.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spn.com/nfl/player/_/id/2977680/bradley-pinion" xlink:type="simple">Bradley Pinion</text:a>, P</text:p>
          </table:table-cell>
          <table:table-cell office:value-type="string" calcext:value-type="string">
            <text:p>SF</text:p>
          </table:table-cell>
          <table:table-cell office:value-type="float" office:value="100" calcext:value-type="float">
            <text:p>100</text:p>
          </table:table-cell>
          <table:table-cell office:value-type="float" office:value="4402" calcext:value-type="float">
            <text:p>4402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spn.com/nfl/player/_/id/16241/brad-wing" xlink:type="simple">Brad Wing</text:a>, P</text:p>
          </table:table-cell>
          <table:table-cell office:value-type="string" calcext:value-type="string">
            <text:p>NYG</text:p>
          </table:table-cell>
          <table:table-cell office:value-type="float" office:value="93" calcext:value-type="float">
            <text:p>93</text:p>
          </table:table-cell>
          <table:table-cell office:value-type="float" office:value="4297" calcext:value-type="float">
            <text:p>4297</text:p>
          </table:table-cell>
          <table:table-cell office:value-type="float" office:value="63" calcext:value-type="float">
            <text:p>63</text:p>
          </table:table-cell>
          <table:table-cell office:value-type="float" office:value="46.2" calcext:value-type="float">
            <text:p>46.2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  <table:table-cell office:value-type="float" office:value="8.9" calcext:value-type="float">
            <text:p>8.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spn.com/nfl/player/_/id/2577619/riley-dixon" xlink:type="simple">Riley Dixon</text:a>, P</text:p>
          </table:table-cell>
          <table:table-cell office:value-type="string" calcext:value-type="string">
            <text:p>DEN</text:p>
          </table:table-cell>
          <table:table-cell office:value-type="float" office:value="89" calcext:value-type="float">
            <text:p>89</text:p>
          </table:table-cell>
          <table:table-cell office:value-type="float" office:value="4068" calcext:value-type="float">
            <text:p>4068</text:p>
          </table:table-cell>
          <table:table-cell office:value-type="float" office:value="68" calcext:value-type="float">
            <text:p>68</text:p>
          </table:table-cell>
          <table:table-cell office:value-type="float" office:value="45.7" calcext:value-type="float">
            <text:p>45.7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spn.com/nfl/player/_/id/2516357/matt-darr" xlink:type="simple">Matt Darr</text:a>, P</text:p>
          </table:table-cell>
          <table:table-cell office:value-type="string" calcext:value-type="string">
            <text:p>MIA</text:p>
          </table:table-cell>
          <table:table-cell office:value-type="float" office:value="90" calcext:value-type="float">
            <text:p>90</text:p>
          </table:table-cell>
          <table:table-cell office:value-type="float" office:value="3991" calcext:value-type="float">
            <text:p>3991</text:p>
          </table:table-cell>
          <table:table-cell office:value-type="float" office:value="66" calcext:value-type="float">
            <text:p>66</text:p>
          </table:table-cell>
          <table:table-cell office:value-type="float" office:value="44.3" calcext:value-type="float">
            <text:p>44.3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8.1" calcext:value-type="float">
            <text:p>8.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pn.com/nfl/player/_/id/15389/marquette-king" xlink:type="simple">Marquette King</text:a>, P</text:p>
          </table:table-cell>
          <table:table-cell office:value-type="string" calcext:value-type="string">
            <text:p>OAK</text:p>
          </table:table-cell>
          <table:table-cell office:value-type="float" office:value="81" calcext:value-type="float">
            <text:p>81</text:p>
          </table:table-cell>
          <table:table-cell office:value-type="float" office:value="3937" calcext:value-type="float">
            <text:p>3937</text:p>
          </table:table-cell>
          <table:table-cell office:value-type="float" office:value="72" calcext:value-type="float">
            <text:p>72</text:p>
          </table:table-cell>
          <table:table-cell office:value-type="float" office:value="48.6" calcext:value-type="float">
            <text:p>48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  <table:table-cell office:value-type="float" office:value="12.3" calcext:value-type="float">
            <text:p>12.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spn.com/nfl/player/_/id/12773/britton-colquitt" xlink:type="simple">Britton Colquitt</text:a>, P</text:p>
          </table:table-cell>
          <table:table-cell office:value-type="string" calcext:value-type="string">
            <text:p>CLE</text:p>
          </table:table-cell>
          <table:table-cell office:value-type="float" office:value="83" calcext:value-type="float">
            <text:p>83</text:p>
          </table:table-cell>
          <table:table-cell office:value-type="float" office:value="3761" calcext:value-type="float">
            <text:p>3761</text:p>
          </table:table-cell>
          <table:table-cell office:value-type="float" office:value="65" calcext:value-type="float">
            <text:p>65</text:p>
          </table:table-cell>
          <table:table-cell office:value-type="float" office:value="45.3" calcext:value-type="float">
            <text:p>45.3</text:p>
          </table:table-cell>
          <table:table-cell office:value-type="float" office:value="40.3" calcext:value-type="float">
            <text:p>40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76" calcext:value-type="float">
            <text:p>376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spn.com/nfl/player/_/id/9789/sam-koch" xlink:type="simple">Sam Koch</text:a>, P</text:p>
          </table:table-cell>
          <table:table-cell office:value-type="string" calcext:value-type="string">
            <text:p>BAL</text:p>
          </table:table-cell>
          <table:table-cell office:value-type="float" office:value="80" calcext:value-type="float">
            <text:p>80</text:p>
          </table:table-cell>
          <table:table-cell office:value-type="float" office:value="3665" calcext:value-type="float">
            <text:p>3665</text:p>
          </table:table-cell>
          <table:table-cell office:value-type="float" office:value="68" calcext:value-type="float">
            <text:p>68</text:p>
          </table:table-cell>
          <table:table-cell office:value-type="float" office:value="45.8" calcext:value-type="float">
            <text:p>45.8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5" calcext:value-type="float">
            <text:p>375</text:p>
          </table:table-cell>
          <table:table-cell office:value-type="float" office:value="11.4" calcext:value-type="float">
            <text:p>11.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espn.com/nfl/player/_/id/12669/kevin-huber" xlink:type="simple">Kevin Huber</text:a>, P</text:p>
          </table:table-cell>
          <table:table-cell office:value-type="string" calcext:value-type="string">
            <text:p>CIN</text:p>
          </table:table-cell>
          <table:table-cell office:value-type="float" office:value="78" calcext:value-type="float">
            <text:p>78</text:p>
          </table:table-cell>
          <table:table-cell office:value-type="float" office:value="3613" calcext:value-type="float">
            <text:p>3613</text:p>
          </table:table-cell>
          <table:table-cell office:value-type="float" office:value="72" calcext:value-type="float">
            <text:p>72</text:p>
          </table:table-cell>
          <table:table-cell office:value-type="float" office:value="46.3" calcext:value-type="float">
            <text:p>46.3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office:value-type="float" office:value="9.7" calcext:value-type="float">
            <text:p>9.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spn.com/nfl/player/_/id/15051/brad-nortman" xlink:type="simple">Brad Nortman</text:a>, P</text:p>
          </table:table-cell>
          <table:table-cell office:value-type="string" calcext:value-type="string">
            <text:p>JAX</text:p>
          </table:table-cell>
          <table:table-cell office:value-type="float" office:value="77" calcext:value-type="float">
            <text:p>77</text:p>
          </table:table-cell>
          <table:table-cell office:value-type="float" office:value="3589" calcext:value-type="float">
            <text:p>3589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89" calcext:value-type="float">
            <text:p>389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" xlink:type="simple">AVG</text:a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pn.com/nfl/player/_/id/8513/dustin-colquitt" xlink:type="simple">Dustin Colquitt</text:a>, P</text:p>
          </table:table-cell>
          <table:table-cell office:value-type="string" calcext:value-type="string">
            <text:p>KC</text:p>
          </table:table-cell>
          <table:table-cell office:value-type="float" office:value="76" calcext:value-type="float">
            <text:p>76</text:p>
          </table:table-cell>
          <table:table-cell office:value-type="float" office:value="3427" calcext:value-type="float">
            <text:p>3427</text:p>
          </table:table-cell>
          <table:table-cell office:value-type="float" office:value="64" calcext:value-type="float">
            <text:p>64</text:p>
          </table:table-cell>
          <table:table-cell office:value-type="float" office:value="45.1" calcext:value-type="float">
            <text:p>45.1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spn.com/nfl/player/_/id/2273/shane-lechler" xlink:type="simple">Shane Lechler</text:a>, P</text:p>
          </table:table-cell>
          <table:table-cell office:value-type="string" calcext:value-type="string">
            <text:p>HOU</text:p>
          </table:table-cell>
          <table:table-cell office:value-type="float" office:value="72" calcext:value-type="float">
            <text:p>72</text:p>
          </table:table-cell>
          <table:table-cell office:value-type="float" office:value="3423" calcext:value-type="float">
            <text:p>3423</text:p>
          </table:table-cell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.5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espn.com/nfl/player/_/id/11555/brett-kern" xlink:type="simple">Brett Kern</text:a>, P</text:p>
          </table:table-cell>
          <table:table-cell office:value-type="string" calcext:value-type="string">
            <text:p>TEN</text:p>
          </table:table-cell>
          <table:table-cell office:value-type="float" office:value="77" calcext:value-type="float">
            <text:p>77</text:p>
          </table:table-cell>
          <table:table-cell office:value-type="float" office:value="3402" calcext:value-type="float">
            <text:p>3402</text:p>
          </table:table-cell>
          <table:table-cell office:value-type="float" office:value="71" calcext:value-type="float">
            <text:p>71</text:p>
          </table:table-cell>
          <table:table-cell office:value-type="float" office:value="44.2" calcext:value-type="float">
            <text:p>44.2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office:value-type="float" office:value="9.6" calcext:value-type="float">
            <text:p>9.6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espn.com/nfl/player/_/id/3061740/lachlan-edwards" xlink:type="simple">Lachlan Edwards</text:a>, P</text:p>
          </table:table-cell>
          <table:table-cell office:value-type="string" calcext:value-type="string">
            <text:p>NYJ</text:p>
          </table:table-cell>
          <table:table-cell office:value-type="float" office:value="75" calcext:value-type="float">
            <text:p>75</text:p>
          </table:table-cell>
          <table:table-cell office:value-type="float" office:value="3236" calcext:value-type="float">
            <text:p>3236</text:p>
          </table:table-cell>
          <table:table-cell office:value-type="float" office:value="59" calcext:value-type="float">
            <text:p>59</text:p>
          </table:table-cell>
          <table:table-cell office:value-type="float" office:value="43.1" calcext:value-type="float">
            <text:p>43.1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19" calcext:value-type="float">
            <text:p>319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espn.com/nfl/player/_/id/16382/ryan-allen" xlink:type="simple">Ryan Allen</text:a>, P</text:p>
          </table:table-cell>
          <table:table-cell office:value-type="string" calcext:value-type="string">
            <text:p>NE</text:p>
          </table:table-cell>
          <table:table-cell office:value-type="float" office:value="72" calcext:value-type="float">
            <text:p>72</text:p>
          </table:table-cell>
          <table:table-cell office:value-type="float" office:value="3217" calcext:value-type="float">
            <text:p>3217</text:p>
          </table:table-cell>
          <table:table-cell office:value-type="float" office:value="57" calcext:value-type="float">
            <text:p>57</text:p>
          </table:table-cell>
          <table:table-cell office:value-type="float" office:value="44.7" calcext:value-type="float">
            <text:p>44.7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espn.com/nfl/player/_/id/14950/bryan-anger" xlink:type="simple">Bryan Anger</text:a>, P</text:p>
          </table:table-cell>
          <table:table-cell office:value-type="string" calcext:value-type="string">
            <text:p>TB</text:p>
          </table:table-cell>
          <table:table-cell office:value-type="float" office:value="70" calcext:value-type="float">
            <text:p>70</text:p>
          </table:table-cell>
          <table:table-cell office:value-type="float" office:value="3215" calcext:value-type="float">
            <text:p>3215</text:p>
          </table:table-cell>
          <table:table-cell office:value-type="float" office:value="59" calcext:value-type="float">
            <text:p>59</text:p>
          </table:table-cell>
          <table:table-cell office:value-type="float" office:value="45.9" calcext:value-type="float">
            <text:p>45.9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espn.com/nfl/player/_/id/16623/colton-schmidt" xlink:type="simple">Colton Schmidt</text:a>, P</text:p>
          </table:table-cell>
          <table:table-cell office:value-type="string" calcext:value-type="string">
            <text:p>BUF</text:p>
          </table:table-cell>
          <table:table-cell office:value-type="float" office:value="75" calcext:value-type="float">
            <text:p>75</text:p>
          </table:table-cell>
          <table:table-cell office:value-type="float" office:value="3183" calcext:value-type="float">
            <text:p>3183</text:p>
          </table:table-cell>
          <table:table-cell office:value-type="float" office:value="58" calcext:value-type="float">
            <text:p>58</text:p>
          </table:table-cell>
          <table:table-cell office:value-type="float" office:value="42.4" calcext:value-type="float">
            <text:p>42.4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espn.com/nfl/player/_/id/15926/jeff-locke" xlink:type="simple">Jeff Locke</text:a>, P</text:p>
          </table:table-cell>
          <table:table-cell office:value-type="string" calcext:value-type="string">
            <text:p>MIN</text:p>
          </table:table-cell>
          <table:table-cell office:value-type="float" office:value="74" calcext:value-type="float">
            <text:p>74</text:p>
          </table:table-cell>
          <table:table-cell office:value-type="float" office:value="3155" calcext:value-type="float">
            <text:p>3155</text:p>
          </table:table-cell>
          <table:table-cell office:value-type="float" office:value="72" calcext:value-type="float">
            <text:p>72</text:p>
          </table:table-cell>
          <table:table-cell office:value-type="float" office:value="42.6" calcext:value-type="float">
            <text:p>42.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espn.com/nfl/player/_/id/10238/jon-ryan" xlink:type="simple">Jon Ryan</text:a>, P</text:p>
          </table:table-cell>
          <table:table-cell office:value-type="string" calcext:value-type="string">
            <text:p>SEA</text:p>
          </table:table-cell>
          <table:table-cell office:value-type="float" office:value="71" calcext:value-type="float">
            <text:p>71</text:p>
          </table:table-cell>
          <table:table-cell office:value-type="float" office:value="3126" calcext:value-type="float">
            <text:p>3126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8.4" calcext:value-type="float">
            <text:p>8.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espn.com/nfl/player/_/id/2472364/jordan-berry" xlink:type="simple">Jordan Berry</text:a>, P</text:p>
          </table:table-cell>
          <table:table-cell office:value-type="string" calcext:value-type="string">
            <text:p>PIT</text:p>
          </table:table-cell>
          <table:table-cell office:value-type="float" office:value="68" calcext:value-type="float">
            <text:p>68</text:p>
          </table:table-cell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45.6" calcext:value-type="float">
            <text:p>45.6</text:p>
          </table:table-cell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" xlink:type="simple">AVG</text:a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espn.com/nfl/player/_/id/15928/sam-martin" xlink:type="simple">Sam Martin</text:a>, P</text:p>
          </table:table-cell>
          <table:table-cell office:value-type="string" calcext:value-type="string">
            <text:p>DET</text:p>
          </table:table-cell>
          <table:table-cell office:value-type="float" office:value="62" calcext:value-type="float">
            <text:p>62</text:p>
          </table:table-cell>
          <table:table-cell office:value-type="float" office:value="3010" calcext:value-type="float">
            <text:p>3010</text:p>
          </table:table-cell>
          <table:table-cell office:value-type="float" office:value="63" calcext:value-type="float">
            <text:p>63</text:p>
          </table:table-cell>
          <table:table-cell office:value-type="float" office:value="48.5" calcext:value-type="float">
            <text:p>48.5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espn.com/nfl/player/_/id/16863/pat-o'donnell" xlink:type="simple">Pat O'Donnell</text:a>, P</text:p>
          </table:table-cell>
          <table:table-cell office:value-type="string" calcext:value-type="string">
            <text:p>CHI</text:p>
          </table:table-cell>
          <table:table-cell office:value-type="float" office:value="68" calcext:value-type="float">
            <text:p>68</text:p>
          </table:table-cell>
          <table:table-cell office:value-type="float" office:value="2994" calcext:value-type="float">
            <text:p>299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2.8" calcext:value-type="float">
            <text:p>12.8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espn.com/nfl/player/_/id/5749/donnie-jones" xlink:type="simple">Donnie Jones</text:a>, P</text:p>
          </table:table-cell>
          <table:table-cell office:value-type="string" calcext:value-type="string">
            <text:p>PHI</text:p>
          </table:table-cell>
          <table:table-cell office:value-type="float" office:value="63" calcext:value-type="float">
            <text:p>63</text:p>
          </table:table-cell>
          <table:table-cell office:value-type="float" office:value="2888" calcext:value-type="float">
            <text:p>2888</text:p>
          </table:table-cell>
          <table:table-cell office:value-type="float" office:value="72" calcext:value-type="float">
            <text:p>72</text:p>
          </table:table-cell>
          <table:table-cell office:value-type="float" office:value="45.8" calcext:value-type="float">
            <text:p>45.8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office:value-type="float" office:value="8.1" calcext:value-type="float">
            <text:p>8.1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espn.com/nfl/player/_/id/12701/thomas-morstead" xlink:type="simple">Thomas Morstead</text:a>, P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2751" calcext:value-type="float">
            <text:p>2751</text:p>
          </table:table-cell>
          <table:table-cell office:value-type="float" office:value="66" calcext:value-type="float">
            <text:p>66</text:p>
          </table:table-cell>
          <table:table-cell office:value-type="float" office:value="48.3" calcext:value-type="float">
            <text:p>48.3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espn.com/nfl/player/_/id/2578698/drew-kaser" xlink:type="simple">Drew Kaser</text:a>, P</text:p>
          </table:table-cell>
          <table:table-cell office:value-type="string" calcext:value-type="string">
            <text:p>LAC</text:p>
          </table:table-cell>
          <table:table-cell office:value-type="float" office:value="59" calcext:value-type="float">
            <text:p>59</text:p>
          </table:table-cell>
          <table:table-cell office:value-type="float" office:value="2731" calcext:value-type="float">
            <text:p>2731</text:p>
          </table:table-cell>
          <table:table-cell office:value-type="float" office:value="69" calcext:value-type="float">
            <text:p>69</text:p>
          </table:table-cell>
          <table:table-cell office:value-type="float" office:value="46.3" calcext:value-type="float">
            <text:p>46.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espn.com/nfl/player/_/id/12689/pat-mcafee" xlink:type="simple">Pat McAfee</text:a>, P</text:p>
          </table:table-cell>
          <table:table-cell office:value-type="string" calcext:value-type="string">
            <text:p>IND</text:p>
          </table:table-cell>
          <table:table-cell office:value-type="float" office:value="55" calcext:value-type="float">
            <text:p>55</text:p>
          </table:table-cell>
          <table:table-cell office:value-type="float" office:value="2711" calcext:value-type="float">
            <text:p>2711</text:p>
          </table:table-cell>
          <table:table-cell office:value-type="float" office:value="74" calcext:value-type="float">
            <text:p>74</text:p>
          </table:table-cell>
          <table:table-cell office:value-type="float" office:value="49.3" calcext:value-type="float">
            <text:p>49.3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espn.com/nfl/player/_/id/14723/chris-jones" xlink:type="simple">Chris Jones</text:a>, P</text:p>
          </table:table-cell>
          <table:table-cell office:value-type="string" calcext:value-type="string">
            <text:p>DAL</text:p>
          </table:table-cell>
          <table:table-cell office:value-type="float" office:value="58" calcext:value-type="float">
            <text:p>58</text:p>
          </table:table-cell>
          <table:table-cell office:value-type="float" office:value="2661" calcext:value-type="float">
            <text:p>2661</text:p>
          </table:table-cell>
          <table:table-cell office:value-type="float" office:value="66" calcext:value-type="float">
            <text:p>66</text:p>
          </table:table-cell>
          <table:table-cell office:value-type="float" office:value="45.9" calcext:value-type="float">
            <text:p>45.9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espn.com/nfl/player/_/id/15774/jacob-schum" xlink:type="simple">Jacob Schum</text:a>, P</text:p>
          </table:table-cell>
          <table:table-cell office:value-type="string" calcext:value-type="string">
            <text:p>GB</text:p>
          </table:table-cell>
          <table:table-cell office:value-type="float" office:value="56" calcext:value-type="float">
            <text:p>56</text:p>
          </table:table-cell>
          <table:table-cell office:value-type="float" office:value="2420" calcext:value-type="float">
            <text:p>2420</text:p>
          </table:table-cell>
          <table:table-cell office:value-type="float" office:value="65" calcext:value-type="float">
            <text:p>65</text:p>
          </table:table-cell>
          <table:table-cell office:value-type="float" office:value="43.2" calcext:value-type="float">
            <text:p>43.2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espn.com/nfl/player/_/id/16166/tress-way" xlink:type="simple">Tress Way</text:a>, P</text:p>
          </table:table-cell>
          <table:table-cell office:value-type="string" calcext:value-type="string">
            <text:p>WSH</text:p>
          </table:table-cell>
          <table:table-cell office:value-type="float" office:value="49" calcext:value-type="float">
            <text:p>49</text:p>
          </table:table-cell>
          <table:table-cell office:value-type="float" office:value="2209" calcext:value-type="float">
            <text:p>2209</text:p>
          </table:table-cell>
          <table:table-cell office:value-type="float" office:value="61" calcext:value-type="float">
            <text:p>61</text:p>
          </table:table-cell>
          <table:table-cell office:value-type="float" office:value="45.1" calcext:value-type="float">
            <text:p>45.1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8.2" calcext:value-type="float">
            <text:p>8.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espn.com/nfl/player/_/id/14073/matt-bosher" xlink:type="simple">Matt Bosher</text:a>, P</text:p>
          </table:table-cell>
          <table:table-cell office:value-type="string" calcext:value-type="string">
            <text:p>ATL</text:p>
          </table:table-cell>
          <table:table-cell office:value-type="float" office:value="44" calcext:value-type="float">
            <text:p>44</text:p>
          </table:table-cell>
          <table:table-cell office:value-type="float" office:value="2060" calcext:value-type="float">
            <text:p>2060</text:p>
          </table:table-cell>
          <table:table-cell office:value-type="float" office:value="68" calcext:value-type="float">
            <text:p>68</text:p>
          </table:table-cell>
          <table:table-cell office:value-type="float" office:value="46.8" calcext:value-type="float">
            <text:p>46.8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" xlink:type="simple">AVG</text:a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espn.com/nfl/player/_/id/5713/andy-lee" xlink:type="simple">Andy Lee</text:a>, P</text:p>
          </table:table-cell>
          <table:table-cell office:value-type="string" calcext:value-type="string">
            <text:p>CAR</text:p>
          </table:table-cell>
          <table:table-cell office:value-type="float" office:value="36" calcext:value-type="float">
            <text:p>36</text:p>
          </table:table-cell>
          <table:table-cell office:value-type="float" office:value="1769" calcext:value-type="float">
            <text:p>1769</text:p>
          </table:table-cell>
          <table:table-cell office:value-type="float" office:value="76" calcext:value-type="float">
            <text:p>76</text:p>
          </table:table-cell>
          <table:table-cell office:value-type="float" office:value="49.1" calcext:value-type="float">
            <text:p>49.1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13.9" calcext:value-type="float">
            <text:p>13.9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espn.com/nfl/player/_/id/17475/michael-palardy" xlink:type="simple">Michael Palardy</text:a>, P</text:p>
          </table:table-cell>
          <table:table-cell office:value-type="string" calcext:value-type="string">
            <text:p>ATL/CAR</text:p>
          </table:table-cell>
          <table:table-cell office:value-type="float" office:value="36" calcext:value-type="float">
            <text:p>36</text:p>
          </table:table-cell>
          <table:table-cell office:value-type="float" office:value="1531" calcext:value-type="float">
            <text:p>1531</text:p>
          </table:table-cell>
          <table:table-cell office:value-type="float" office:value="56" calcext:value-type="float">
            <text:p>56</text:p>
          </table:table-cell>
          <table:table-cell office:value-type="float" office:value="42.5" calcext:value-type="float">
            <text:p>42.5</text:p>
          </table:table-cell>
          <table:table-cell office:value-type="float" office:value="37.9" calcext:value-type="float">
            <text:p>37.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espn.com/nfl/player/_/id/15616/ryan-quigley" xlink:type="simple">Ryan Quigley</text:a>, P</text:p>
          </table:table-cell>
          <table:table-cell office:value-type="string" calcext:value-type="string">
            <text:p>ARI</text:p>
          </table:table-cell>
          <table:table-cell office:value-type="float" office:value="34" calcext:value-type="float">
            <text:p>34</text:p>
          </table:table-cell>
          <table:table-cell office:value-type="float" office:value="1416" calcext:value-type="float">
            <text:p>1416</text:p>
          </table:table-cell>
          <table:table-cell office:value-type="float" office:value="55" calcext:value-type="float">
            <text:p>55</text:p>
          </table:table-cell>
          <table:table-cell office:value-type="float" office:value="41.6" calcext:value-type="float">
            <text:p>41.6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espn.com/nfl/player/_/id/15209/drew-butler" xlink:type="simple">Drew Butler</text:a>, P</text:p>
          </table:table-cell>
          <table:table-cell office:value-type="string" calcext:value-type="string">
            <text:p>ARI</text:p>
          </table:table-cell>
          <table:table-cell office:value-type="float" office:value="32" calcext:value-type="float">
            <text:p>32</text:p>
          </table:table-cell>
          <table:table-cell office:value-type="float" office:value="1350" calcext:value-type="float">
            <text:p>1350</text:p>
          </table:table-cell>
          <table:table-cell office:value-type="float" office:value="62" calcext:value-type="float">
            <text:p>62</text:p>
          </table:table-cell>
          <table:table-cell office:value-type="float" office:value="42.2" calcext:value-type="float">
            <text:p>42.2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espn.com/nfl/player/_/id/2576240/matt-wile" xlink:type="simple">Matt Wile</text:a>, P</text:p>
          </table:table-cell>
          <table:table-cell office:value-type="string" calcext:value-type="string">
            <text:p>ATL/ARI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float" office:value="59" calcext:value-type="float">
            <text:p>59</text:p>
          </table:table-cell>
          <table:table-cell office:value-type="float" office:value="43.7" calcext:value-type="float">
            <text:p>43.7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espn.com/nfl/player/_/id/12460/graham-gano" xlink:type="simple">Graham Gano</text:a>, PK</text:p>
          </table:table-cell>
          <table:table-cell office:value-type="string" calcext:value-type="string">
            <text:p>CAR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espn.com/nfl/player/_/id/2576240/matt-wile" xlink:type="simple">Matt Wile</text:a>, P</text:p>
          </table:table-cell>
          <table:table-cell office:value-type="string" calcext:value-type="string">
            <text:p>ATL/ARI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espn.com/nfl/player/_/id/4333/matt-bryant" xlink:type="simple">Matt Bryant</text:a>, PK</text:p>
          </table:table-cell>
          <table:table-cell office:value-type="string" calcext:value-type="string">
            <text:p>ATL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.5" calcext:value-type="float">
            <text:p>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espn.com/nfl/player/_/id/16976/chandler-catanzaro" xlink:type="simple">Chandler Catanzaro</text:a>, PK</text:p>
          </table:table-cell>
          <table:table-cell office:value-type="string" calcext:value-type="string">
            <text:p>ARI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Gross Punting Yards Leaders - All Players</text:p>
          </table:table-cell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/seasontype/3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seasontype/3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/seasontype/3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/seasontype/3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/seasontype/3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/seasontype/3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/seasontype/3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/seasontype/3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/seasontype/3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/seasontype/3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/seasontype/3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/seasontype/3" xlink:type="simple">AVG</text:a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pn.com/nfl/player/_/id/2273/shane-lechler" xlink:type="simple">Shane Lechler</text:a>, P</text:p>
          </table:table-cell>
          <table:table-cell office:value-type="string" calcext:value-type="string">
            <text:p>HOU</text:p>
          </table:table-cell>
          <table:table-cell office:value-type="float" office:value="17" calcext:value-type="float">
            <text:p>17</text:p>
          </table:table-cell>
          <table:table-cell office:value-type="float" office:value="755" calcext:value-type="float">
            <text:p>755</text:p>
          </table:table-cell>
          <table:table-cell office:value-type="float" office:value="63" calcext:value-type="float">
            <text:p>63</text:p>
          </table:table-cell>
          <table:table-cell office:value-type="float" office:value="44.4" calcext:value-type="float">
            <text:p>44.4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.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spn.com/nfl/player/_/id/15774/jacob-schum" xlink:type="simple">Jacob Schum</text:a>, P</text:p>
          </table:table-cell>
          <table:table-cell office:value-type="string" calcext:value-type="string">
            <text:p>GB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66" calcext:value-type="float">
            <text:p>66</text:p>
          </table:table-cell>
          <table:table-cell office:value-type="float" office:value="47.6" calcext:value-type="float">
            <text:p>47.6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spn.com/nfl/player/_/id/16382/ryan-allen" xlink:type="simple">Ryan Allen</text:a>, P</text:p>
          </table:table-cell>
          <table:table-cell office:value-type="string" calcext:value-type="string">
            <text:p>NE</text:p>
          </table:table-cell>
          <table:table-cell office:value-type="float" office:value="12" calcext:value-type="float">
            <text:p>12</text:p>
          </table:table-cell>
          <table:table-cell office:value-type="float" office:value="503" calcext:value-type="float">
            <text:p>503</text:p>
          </table:table-cell>
          <table:table-cell office:value-type="float" office:value="58" calcext:value-type="float">
            <text:p>58</text:p>
          </table:table-cell>
          <table:table-cell office:value-type="float" office:value="41.9" calcext:value-type="float">
            <text:p>41.9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spn.com/nfl/player/_/id/14073/matt-bosher" xlink:type="simple">Matt Bosher</text:a>, P</text:p>
          </table:table-cell>
          <table:table-cell office:value-type="string" calcext:value-type="string">
            <text:p>ATL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spn.com/nfl/player/_/id/15389/marquette-king" xlink:type="simple">Marquette King</text:a>, P</text:p>
          </table:table-cell>
          <table:table-cell office:value-type="string" calcext:value-type="string">
            <text:p>OAK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62" calcext:value-type="float">
            <text:p>62</text:p>
          </table:table-cell>
          <table:table-cell office:value-type="float" office:value="45.7" calcext:value-type="float">
            <text:p>45.7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pn.com/nfl/player/_/id/16241/brad-wing" xlink:type="simple">Brad Wing</text:a>, P</text:p>
          </table:table-cell>
          <table:table-cell office:value-type="string" calcext:value-type="string">
            <text:p>NYG</text:p>
          </table:table-cell>
          <table:table-cell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spn.com/nfl/player/_/id/2472364/jordan-berry" xlink:type="simple">Jordan Berry</text:a>, P</text:p>
          </table:table-cell>
          <table:table-cell office:value-type="string" calcext:value-type="string">
            <text:p>PIT</text:p>
          </table:table-cell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47" calcext:value-type="float">
            <text:p>47</text:p>
          </table:table-cell>
          <table:table-cell office:value-type="float" office:value="38.3" calcext:value-type="float">
            <text:p>38.3</text:p>
          </table:table-cell>
          <table:table-cell office:value-type="float" office:value="34.1" calcext:value-type="float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spn.com/nfl/player/_/id/15928/sam-martin" xlink:type="simple">Sam Martin</text:a>, P</text:p>
          </table:table-cell>
          <table:table-cell office:value-type="string" calcext:value-type="string">
            <text:p>DET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55" calcext:value-type="float">
            <text:p>55</text:p>
          </table:table-cell>
          <table:table-cell office:value-type="float" office:value="46.4" calcext:value-type="float">
            <text:p>46.4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0238/jon-ryan" xlink:type="simple">Jon Ryan</text:a>, P</text:p>
          </table:table-cell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46.4" calcext:value-type="float">
            <text:p>46.4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spn.com/nfl/player/_/id/8513/dustin-colquitt" xlink:type="simple">Dustin Colquitt</text:a>, P</text:p>
          </table:table-cell>
          <table:table-cell office:value-type="string" calcext:value-type="string">
            <text:p>KC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45.8" calcext:value-type="float">
            <text:p>45.8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6/seasontype/3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6/seasontype/3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6/seasontype/3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6/seasontype/3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6/seasontype/3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6/seasontype/3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6/seasontype/3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6/seasontype/3" xlink:type="simple">TB</text:a></text:p>
          </table:table-cell>
          <table:table-cell office:value-type="string" calcext:value-type="string">
            <text:p><text:a xlink:href="http://www.espn.com/nfl/statistics/player/_/stat/punting/sort/fairCatches/year/2016/seasontype/3" xlink:type="simple">FC</text:a></text:p>
          </table:table-cell>
          <table:table-cell office:value-type="string" calcext:value-type="string">
            <text:p><text:a xlink:href="http://www.espn.com/nfl/statistics/player/_/stat/punting/sort/puntReturns/year/2016/seasontype/3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6/seasontype/3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6/seasontype/3" xlink:type="simple">AVG</text:a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pn.com/nfl/player/_/id/2516357/matt-darr" xlink:type="simple">Matt Darr</text:a>, P</text:p>
          </table:table-cell>
          <table:table-cell office:value-type="string" calcext:value-type="string">
            <text:p>MIA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spn.com/nfl/player/_/id/14723/chris-jones" xlink:type="simple">Chris Jones</text:a>, P</text:p>
          </table:table-cell>
          <table:table-cell office:value-type="string" calcext:value-type="string">
            <text:p>DAL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Gross Punting Yards Leaders - All Players</text:p>
          </table:table-cell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" xlink:type="simple">AVG</text:a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pn.com/nfl/player/_/id/2273/shane-lechler" xlink:type="simple">Shane Lechler</text:a>, P</text:p>
          </table:table-cell>
          <table:table-cell office:value-type="string" calcext:value-type="string">
            <text:p>HOU</text:p>
          </table:table-cell>
          <table:table-cell office:value-type="float" office:value="92" calcext:value-type="float">
            <text:p>92</text:p>
          </table:table-cell>
          <table:table-cell office:value-type="float" office:value="4507" calcext:value-type="float">
            <text:p>450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608" calcext:value-type="float">
            <text:p>608</text:p>
          </table:table-cell>
          <table:table-cell office:value-type="float" office:value="12.4" calcext:value-type="float">
            <text:p>12.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spn.com/nfl/player/_/id/3061740/lachlan-edwards" xlink:type="simple">Lachlan Edwards</text:a>, P</text:p>
          </table:table-cell>
          <table:table-cell office:value-type="string" calcext:value-type="string">
            <text:p>NYJ</text:p>
          </table:table-cell>
          <table:table-cell office:value-type="float" office:value="94" calcext:value-type="float">
            <text:p>94</text:p>
          </table:table-cell>
          <table:table-cell office:value-type="float" office:value="4378" calcext:value-type="float">
            <text:p>4378</text:p>
          </table:table-cell>
          <table:table-cell office:value-type="float" office:value="70" calcext:value-type="float">
            <text:p>70</text:p>
          </table:table-cell>
          <table:table-cell office:value-type="float" office:value="46.6" calcext:value-type="float">
            <text:p>46.6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spn.com/nfl/player/_/id/16241/brad-wing" xlink:type="simple">Brad Wing</text:a>, P</text:p>
          </table:table-cell>
          <table:table-cell office:value-type="string" calcext:value-type="string">
            <text:p>NYG</text:p>
          </table:table-cell>
          <table:table-cell office:value-type="float" office:value="95" calcext:value-type="float">
            <text:p>95</text:p>
          </table:table-cell>
          <table:table-cell office:value-type="float" office:value="4189" calcext:value-type="float">
            <text:p>4189</text:p>
          </table:table-cell>
          <table:table-cell office:value-type="float" office:value="69" calcext:value-type="float">
            <text:p>69</text:p>
          </table:table-cell>
          <table:table-cell office:value-type="float" office:value="44.1" calcext:value-type="float">
            <text:p>44.1</text:p>
          </table:table-cell>
          <table:table-cell office:value-type="float" office:value="36.7" calcext:value-type="float">
            <text:p>36.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48" calcext:value-type="float">
            <text:p>448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spn.com/nfl/player/_/id/5713/andy-lee" xlink:type="simple">Andy Lee</text:a>, P</text:p>
          </table:table-cell>
          <table:table-cell office:value-type="string" calcext:value-type="string">
            <text:p>ARI</text:p>
          </table:table-cell>
          <table:table-cell office:value-type="float" office:value="88" calcext:value-type="float">
            <text:p>88</text:p>
          </table:table-cell>
          <table:table-cell office:value-type="float" office:value="4159" calcext:value-type="float">
            <text:p>4159</text:p>
          </table:table-cell>
          <table:table-cell office:value-type="float" office:value="63" calcext:value-type="float">
            <text:p>63</text:p>
          </table:table-cell>
          <table:table-cell office:value-type="float" office:value="47.3" calcext:value-type="float">
            <text:p>47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06" calcext:value-type="float">
            <text:p>506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spn.com/nfl/player/_/id/10238/jon-ryan" xlink:type="simple">Jon Ryan</text:a>, P</text:p>
          </table:table-cell>
          <table:table-cell office:value-type="string" calcext:value-type="string">
            <text:p>SEA</text:p>
          </table:table-cell>
          <table:table-cell office:value-type="float" office:value="92" calcext:value-type="float">
            <text:p>92</text:p>
          </table:table-cell>
          <table:table-cell office:value-type="float" office:value="4141" calcext:value-type="float">
            <text:p>414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pn.com/nfl/player/_/id/12669/kevin-huber" xlink:type="simple">Kevin Huber</text:a>, P</text:p>
          </table:table-cell>
          <table:table-cell office:value-type="string" calcext:value-type="string">
            <text:p>CIN</text:p>
          </table:table-cell>
          <table:table-cell office:value-type="float" office:value="88" calcext:value-type="float">
            <text:p>88</text:p>
          </table:table-cell>
          <table:table-cell office:value-type="float" office:value="4101" calcext:value-type="float">
            <text:p>4101</text:p>
          </table:table-cell>
          <table:table-cell office:value-type="float" office:value="63" calcext:value-type="float">
            <text:p>63</text:p>
          </table:table-cell>
          <table:table-cell office:value-type="float" office:value="46.6" calcext:value-type="float">
            <text:p>46.6</text:p>
          </table:table-cell>
          <table:table-cell office:value-type="float" office:value="40.8" calcext:value-type="float">
            <text:p>40.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10" calcext:value-type="float">
            <text:p>410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spn.com/nfl/player/_/id/16863/pat-o'donnell" xlink:type="simple">Pat O'Donnell</text:a>, P</text:p>
          </table:table-cell>
          <table:table-cell office:value-type="string" calcext:value-type="string">
            <text:p>CHI</text:p>
          </table:table-cell>
          <table:table-cell office:value-type="float" office:value="87" calcext:value-type="float">
            <text:p>87</text:p>
          </table:table-cell>
          <table:table-cell office:value-type="float" office:value="4087" calcext:value-type="float">
            <text:p>408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10.4" calcext:value-type="float">
            <text:p>10.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spn.com/nfl/player/_/id/15051/brad-nortman" xlink:type="simple">Brad Nortman</text:a>, P</text:p>
          </table:table-cell>
          <table:table-cell office:value-type="string" calcext:value-type="string">
            <text:p>JAX</text:p>
          </table:table-cell>
          <table:table-cell office:value-type="float" office:value="87" calcext:value-type="float">
            <text:p>87</text:p>
          </table:table-cell>
          <table:table-cell office:value-type="float" office:value="3835" calcext:value-type="float">
            <text:p>3835</text:p>
          </table:table-cell>
          <table:table-cell office:value-type="float" office:value="65" calcext:value-type="float">
            <text:p>65</text:p>
          </table:table-cell>
          <table:table-cell office:value-type="float" office:value="44.1" calcext:value-type="float">
            <text:p>44.1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7.6" calcext:value-type="float">
            <text:p>7.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espn.com/nfl/player/_/id/12773/britton-colquitt" xlink:type="simple">Britton Colquitt</text:a>, P</text:p>
          </table:table-cell>
          <table:table-cell office:value-type="string" calcext:value-type="string">
            <text:p>CLE</text:p>
          </table:table-cell>
          <table:table-cell office:value-type="float" office:value="80" calcext:value-type="float">
            <text:p>80</text:p>
          </table:table-cell>
          <table:table-cell office:value-type="float" office:value="3811" calcext:value-type="float">
            <text:p>3811</text:p>
          </table:table-cell>
          <table:table-cell office:value-type="float" office:value="67" calcext:value-type="float">
            <text:p>67</text:p>
          </table:table-cell>
          <table:table-cell office:value-type="float" office:value="47.6" calcext:value-type="float">
            <text:p>47.6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spn.com/nfl/player/_/id/16166/tress-way" xlink:type="simple">Tress Way</text:a>, P</text:p>
          </table:table-cell>
          <table:table-cell office:value-type="string" calcext:value-type="string">
            <text:p>WSH</text:p>
          </table:table-cell>
          <table:table-cell office:value-type="float" office:value="83" calcext:value-type="float">
            <text:p>83</text:p>
          </table:table-cell>
          <table:table-cell office:value-type="float" office:value="3794" calcext:value-type="float">
            <text:p>3794</text:p>
          </table:table-cell>
          <table:table-cell office:value-type="float" office:value="64" calcext:value-type="float">
            <text:p>64</text:p>
          </table:table-cell>
          <table:table-cell office:value-type="float" office:value="45.7" calcext:value-type="float">
            <text:p>45.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35" calcext:value-type="float">
            <text:p>435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" xlink:type="simple">AVG</text:a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pn.com/nfl/player/_/id/9789/sam-koch" xlink:type="simple">Sam Koch</text:a>, P</text:p>
          </table:table-cell>
          <table:table-cell office:value-type="string" calcext:value-type="string">
            <text:p>BAL</text:p>
          </table:table-cell>
          <table:table-cell office:value-type="float" office:value="84" calcext:value-type="float">
            <text:p>84</text:p>
          </table:table-cell>
          <table:table-cell office:value-type="float" office:value="3765" calcext:value-type="float">
            <text:p>3765</text:p>
          </table:table-cell>
          <table:table-cell office:value-type="float" office:value="67" calcext:value-type="float">
            <text:p>67</text:p>
          </table:table-cell>
          <table:table-cell office:value-type="float" office:value="44.8" calcext:value-type="float">
            <text:p>44.8</text:p>
          </table:table-cell>
          <table:table-cell office:value-type="float" office:value="40.3" calcext:value-type="float">
            <text:p>40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77" calcext:value-type="float">
            <text:p>277</text:p>
          </table:table-cell>
          <table:table-cell office:value-type="float" office:value="8.1" calcext:value-type="float">
            <text:p>8.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spn.com/nfl/player/_/id/3914922/rigoberto-sanchez" xlink:type="simple">Rigoberto Sanchez</text:a>, P</text:p>
          </table:table-cell>
          <table:table-cell office:value-type="string" calcext:value-type="string">
            <text:p>IND</text:p>
          </table:table-cell>
          <table:table-cell office:value-type="float" office:value="84" calcext:value-type="float">
            <text:p>84</text:p>
          </table:table-cell>
          <table:table-cell office:value-type="float" office:value="3764" calcext:value-type="float">
            <text:p>3764</text:p>
          </table:table-cell>
          <table:table-cell office:value-type="float" office:value="61" calcext:value-type="float">
            <text:p>61</text:p>
          </table:table-cell>
          <table:table-cell office:value-type="float" office:value="44.8" calcext:value-type="float">
            <text:p>44.8</text:p>
          </table:table-cell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espn.com/nfl/player/_/id/11555/brett-kern" xlink:type="simple">Brett Kern</text:a>, P</text:p>
          </table:table-cell>
          <table:table-cell office:value-type="string" calcext:value-type="string">
            <text:p>TEN</text:p>
          </table:table-cell>
          <table:table-cell office:value-type="float" office:value="75" calcext:value-type="float">
            <text:p>75</text:p>
          </table:table-cell>
          <table:table-cell office:value-type="float" office:value="3728" calcext:value-type="float">
            <text:p>3728</text:p>
          </table:table-cell>
          <table:table-cell office:value-type="float" office:value="74" calcext:value-type="float">
            <text:p>74</text:p>
          </table:table-cell>
          <table:table-cell office:value-type="float" office:value="49.7" calcext:value-type="float">
            <text:p>49.7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espn.com/nfl/player/_/id/3043237/matt-haack" xlink:type="simple">Matt Haack</text:a>, P</text:p>
          </table:table-cell>
          <table:table-cell office:value-type="string" calcext:value-type="string">
            <text:p>MIA</text:p>
          </table:table-cell>
          <table:table-cell office:value-type="float" office:value="83" calcext:value-type="float">
            <text:p>83</text:p>
          </table:table-cell>
          <table:table-cell office:value-type="float" office:value="3695" calcext:value-type="float">
            <text:p>3695</text:p>
          </table:table-cell>
          <table:table-cell office:value-type="float" office:value="64" calcext:value-type="float">
            <text:p>64</text:p>
          </table:table-cell>
          <table:table-cell office:value-type="float" office:value="44.5" calcext:value-type="float">
            <text:p>44.5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espn.com/nfl/player/_/id/2578698/drew-kaser" xlink:type="simple">Drew Kaser</text:a>, P</text:p>
          </table:table-cell>
          <table:table-cell office:value-type="string" calcext:value-type="string">
            <text:p>LAC</text:p>
          </table:table-cell>
          <table:table-cell office:value-type="float" office:value="74" calcext:value-type="float">
            <text:p>74</text:p>
          </table:table-cell>
          <table:table-cell office:value-type="float" office:value="3558" calcext:value-type="float">
            <text:p>3558</text:p>
          </table:table-cell>
          <table:table-cell office:value-type="float" office:value="69" calcext:value-type="float">
            <text:p>69</text:p>
          </table:table-cell>
          <table:table-cell office:value-type="float" office:value="48.1" calcext:value-type="float">
            <text:p>48.1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office:value-type="float" office:value="6.6" calcext:value-type="float">
            <text:p>6.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espn.com/nfl/player/_/id/16623/colton-schmidt" xlink:type="simple">Colton Schmidt</text:a>, P</text:p>
          </table:table-cell>
          <table:table-cell office:value-type="string" calcext:value-type="string">
            <text:p>BUF</text:p>
          </table:table-cell>
          <table:table-cell office:value-type="float" office:value="79" calcext:value-type="float">
            <text:p>79</text:p>
          </table:table-cell>
          <table:table-cell office:value-type="float" office:value="3529" calcext:value-type="float">
            <text:p>3529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espn.com/nfl/player/_/id/2577619/riley-dixon" xlink:type="simple">Riley Dixon</text:a>, P</text:p>
          </table:table-cell>
          <table:table-cell office:value-type="string" calcext:value-type="string">
            <text:p>DEN</text:p>
          </table:table-cell>
          <table:table-cell office:value-type="float" office:value="73" calcext:value-type="float">
            <text:p>73</text:p>
          </table:table-cell>
          <table:table-cell office:value-type="float" office:value="3331" calcext:value-type="float">
            <text:p>3331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  <table:table-cell office:value-type="float" office:value="40.2" calcext:value-type="float">
            <text:p>40.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espn.com/nfl/player/_/id/15389/marquette-king" xlink:type="simple">Marquette King</text:a>, P</text:p>
          </table:table-cell>
          <table:table-cell office:value-type="string" calcext:value-type="string">
            <text:p>OAK</text:p>
          </table:table-cell>
          <table:table-cell office:value-type="float" office:value="69" calcext:value-type="float">
            <text:p>69</text:p>
          </table:table-cell>
          <table:table-cell office:value-type="float" office:value="3270" calcext:value-type="float">
            <text:p>3270</text:p>
          </table:table-cell>
          <table:table-cell office:value-type="float" office:value="65" calcext:value-type="float">
            <text:p>65</text:p>
          </table:table-cell>
          <table:table-cell office:value-type="float" office:value="47.4" calcext:value-type="float">
            <text:p>47.4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espn.com/nfl/player/_/id/17475/michael-palardy" xlink:type="simple">Michael Palardy</text:a>, P</text:p>
          </table:table-cell>
          <table:table-cell office:value-type="string" calcext:value-type="string">
            <text:p>CAR</text:p>
          </table:table-cell>
          <table:table-cell office:value-type="float" office:value="71" calcext:value-type="float">
            <text:p>71</text:p>
          </table:table-cell>
          <table:table-cell office:value-type="float" office:value="3269" calcext:value-type="float">
            <text:p>326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5.9" calcext:value-type="float">
            <text:p>5.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espn.com/nfl/player/_/id/2977680/bradley-pinion" xlink:type="simple">Bradley Pinion</text:a>, P</text:p>
          </table:table-cell>
          <table:table-cell office:value-type="string" calcext:value-type="string">
            <text:p>SF</text:p>
          </table:table-cell>
          <table:table-cell office:value-type="float" office:value="75" calcext:value-type="float">
            <text:p>75</text:p>
          </table:table-cell>
          <table:table-cell office:value-type="float" office:value="3255" calcext:value-type="float">
            <text:p>3255</text:p>
          </table:table-cell>
          <table:table-cell office:value-type="float" office:value="59" calcext:value-type="float">
            <text:p>59</text:p>
          </table:table-cell>
          <table:table-cell office:value-type="float" office:value="43.4" calcext:value-type="float">
            <text:p>43.4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" xlink:type="simple">AVG</text:a>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espn.com/nfl/player/_/id/2980123/justin-vogel" xlink:type="simple">Justin Vogel</text:a>, P</text:p>
          </table:table-cell>
          <table:table-cell office:value-type="string" calcext:value-type="string">
            <text:p>GB</text:p>
          </table:table-cell>
          <table:table-cell office:value-type="float" office:value="71" calcext:value-type="float">
            <text:p>71</text:p>
          </table:table-cell>
          <table:table-cell office:value-type="float" office:value="3155" calcext:value-type="float">
            <text:p>3155</text:p>
          </table:table-cell>
          <table:table-cell office:value-type="float" office:value="62" calcext:value-type="float">
            <text:p>62</text:p>
          </table:table-cell>
          <table:table-cell office:value-type="float" office:value="44.4" calcext:value-type="float">
            <text:p>44.4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espn.com/nfl/player/_/id/15153/johnny-hekker" xlink:type="simple">Johnny Hekker</text:a>, P</text:p>
          </table:table-cell>
          <table:table-cell office:value-type="string" calcext:value-type="string">
            <text:p>LAR</text:p>
          </table:table-cell>
          <table:table-cell office:value-type="float" office:value="65" calcext:value-type="float">
            <text:p>65</text:p>
          </table:table-cell>
          <table:table-cell office:value-type="float" office:value="3113" calcext:value-type="float">
            <text:p>3113</text:p>
          </table:table-cell>
          <table:table-cell office:value-type="float" office:value="70" calcext:value-type="float">
            <text:p>70</text:p>
          </table:table-cell>
          <table:table-cell office:value-type="float" office:value="47.9" calcext:value-type="float">
            <text:p>47.9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6.1" calcext:value-type="float">
            <text:p>6.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espn.com/nfl/player/_/id/5749/donnie-jones" xlink:type="simple">Donnie Jones</text:a>, P</text:p>
          </table:table-cell>
          <table:table-cell office:value-type="string" calcext:value-type="string">
            <text:p>PHI</text:p>
          </table:table-cell>
          <table:table-cell office:value-type="float" office:value="67" calcext:value-type="float">
            <text:p>67</text:p>
          </table:table-cell>
          <table:table-cell office:value-type="float" office:value="3033" calcext:value-type="float">
            <text:p>3033</text:p>
          </table:table-cell>
          <table:table-cell office:value-type="float" office:value="62" calcext:value-type="float">
            <text:p>62</text:p>
          </table:table-cell>
          <table:table-cell office:value-type="float" office:value="45.3" calcext:value-type="float">
            <text:p>45.3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espn.com/nfl/player/_/id/15616/ryan-quigley" xlink:type="simple">Ryan Quigley</text:a>, P</text:p>
          </table:table-cell>
          <table:table-cell office:value-type="string" calcext:value-type="string">
            <text:p>MIN</text:p>
          </table:table-cell>
          <table:table-cell office:value-type="float" office:value="71" calcext:value-type="float">
            <text:p>71</text:p>
          </table:table-cell>
          <table:table-cell office:value-type="float" office:value="2994" calcext:value-type="float">
            <text:p>2994</text:p>
          </table:table-cell>
          <table:table-cell office:value-type="float" office:value="56" calcext:value-type="float">
            <text:p>56</text:p>
          </table:table-cell>
          <table:table-cell office:value-type="float" office:value="42.2" calcext:value-type="float">
            <text:p>42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8.9" calcext:value-type="float">
            <text:p>8.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espn.com/nfl/player/_/id/8513/dustin-colquitt" xlink:type="simple">Dustin Colquitt</text:a>, P</text:p>
          </table:table-cell>
          <table:table-cell office:value-type="string" calcext:value-type="string">
            <text:p>KC</text:p>
          </table:table-cell>
          <table:table-cell office:value-type="float" office:value="65" calcext:value-type="float">
            <text:p>65</text:p>
          </table:table-cell>
          <table:table-cell office:value-type="float" office:value="2936" calcext:value-type="float">
            <text:p>2936</text:p>
          </table:table-cell>
          <table:table-cell office:value-type="float" office:value="77" calcext:value-type="float">
            <text:p>77</text:p>
          </table:table-cell>
          <table:table-cell office:value-type="float" office:value="45.2" calcext:value-type="float">
            <text:p>45.2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espn.com/nfl/player/_/id/14723/chris-jones" xlink:type="simple">Chris Jones</text:a>, P</text:p>
          </table:table-cell>
          <table:table-cell office:value-type="string" calcext:value-type="string">
            <text:p>DAL</text:p>
          </table:table-cell>
          <table:table-cell office:value-type="float" office:value="66" calcext:value-type="float">
            <text:p>66</text:p>
          </table:table-cell>
          <table:table-cell office:value-type="float" office:value="2908" calcext:value-type="float">
            <text:p>2908</text:p>
          </table:table-cell>
          <table:table-cell office:value-type="float" office:value="62" calcext:value-type="float">
            <text:p>62</text:p>
          </table:table-cell>
          <table:table-cell office:value-type="float" office:value="44.1" calcext:value-type="float">
            <text:p>44.1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espn.com/nfl/player/_/id/14950/bryan-anger" xlink:type="simple">Bryan Anger</text:a>, P</text:p>
          </table:table-cell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2857" calcext:value-type="float">
            <text:p>285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espn.com/nfl/player/_/id/12701/thomas-morstead" xlink:type="simple">Thomas Morstead</text:a>, P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2822" calcext:value-type="float">
            <text:p>282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10.4" calcext:value-type="float">
            <text:p>10.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espn.com/nfl/player/_/id/2472364/jordan-berry" xlink:type="simple">Jordan Berry</text:a>, P</text:p>
          </table:table-cell>
          <table:table-cell office:value-type="string" calcext:value-type="string">
            <text:p>PIT</text:p>
          </table:table-cell>
          <table:table-cell office:value-type="float" office:value="64" calcext:value-type="float">
            <text:p>64</text:p>
          </table:table-cell>
          <table:table-cell office:value-type="float" office:value="2763" calcext:value-type="float">
            <text:p>2763</text:p>
          </table:table-cell>
          <table:table-cell office:value-type="float" office:value="62" calcext:value-type="float">
            <text:p>62</text:p>
          </table:table-cell>
          <table:table-cell office:value-type="float" office:value="43.2" calcext:value-type="float">
            <text:p>43.2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espn.com/nfl/player/_/id/16382/ryan-allen" xlink:type="simple">Ryan Allen</text:a>, P</text:p>
          </table:table-cell>
          <table:table-cell office:value-type="string" calcext:value-type="string">
            <text:p>NE</text:p>
          </table:table-cell>
          <table:table-cell office:value-type="float" office:value="58" calcext:value-type="float">
            <text:p>58</text:p>
          </table:table-cell>
          <table:table-cell office:value-type="float" office:value="2515" calcext:value-type="float">
            <text:p>2515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" xlink:type="simple">AVG</text:a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espn.com/nfl/player/_/id/14073/matt-bosher" xlink:type="simple">Matt Bosher</text:a>, P</text:p>
          </table:table-cell>
          <table:table-cell office:value-type="string" calcext:value-type="string">
            <text:p>ATL</text:p>
          </table:table-cell>
          <table:table-cell office:value-type="float" office:value="53" calcext:value-type="float">
            <text:p>53</text:p>
          </table:table-cell>
          <table:table-cell office:value-type="float" office:value="2379" calcext:value-type="float">
            <text:p>2379</text:p>
          </table:table-cell>
          <table:table-cell office:value-type="float" office:value="62" calcext:value-type="float">
            <text:p>62</text:p>
          </table:table-cell>
          <table:table-cell office:value-type="float" office:value="44.9" calcext:value-type="float">
            <text:p>44.9</text:p>
          </table:table-cell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espn.com/nfl/player/_/id/15928/sam-martin" xlink:type="simple">Sam Martin</text:a>, P</text:p>
          </table:table-cell>
          <table:table-cell office:value-type="string" calcext:value-type="string">
            <text:p>DET</text:p>
          </table:table-cell>
          <table:table-cell office:value-type="float" office:value="41" calcext:value-type="float">
            <text:p>41</text:p>
          </table:table-cell>
          <table:table-cell office:value-type="float" office:value="1779" calcext:value-type="float">
            <text:p>1779</text:p>
          </table:table-cell>
          <table:table-cell office:value-type="float" office:value="64" calcext:value-type="float">
            <text:p>64</text:p>
          </table:table-cell>
          <table:table-cell office:value-type="float" office:value="43.4" calcext:value-type="float">
            <text:p>43.4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espn.com/nfl/player/_/id/15926/jeff-locke" xlink:type="simple">Jeff Locke</text:a>, P</text:p>
          </table:table-cell>
          <table:table-cell office:value-type="string" calcext:value-type="string">
            <text:p>DET</text:p>
          </table:table-cell>
          <table:table-cell office:value-type="float" office:value="27" calcext:value-type="float">
            <text:p>27</text:p>
          </table:table-cell>
          <table:table-cell office:value-type="float" office:value="1222" calcext:value-type="float">
            <text:p>1222</text:p>
          </table:table-cell>
          <table:table-cell office:value-type="float" office:value="54" calcext:value-type="float">
            <text:p>54</text:p>
          </table:table-cell>
          <table:table-cell office:value-type="float" office:value="45.3" calcext:value-type="float">
            <text:p>45.3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7.5" calcext:value-type="float">
            <text:p>7.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espn.com/nfl/player/_/id/11122/matt-prater" xlink:type="simple">Matt Prater</text:a>, PK</text:p>
          </table:table-cell>
          <table:table-cell office:value-type="string" calcext:value-type="string">
            <text:p>DET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espn.com/nfl/player/_/id/17495/kasey-redfern" xlink:type="simple">Kasey Redfern</text:a>, P</text:p>
          </table:table-cell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espn.com/nfl/player/_/id/16339/brandon-mcmanus" xlink:type="simple">Brandon McManus</text:a>, PK</text:p>
          </table:table-cell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espn.com/nfl/player/_/id/3043234/zane-gonzalez" xlink:type="simple">Zane Gonzalez</text:a>, PK</text:p>
          </table:table-cell>
          <table:table-cell office:value-type="string" calcext:value-type="string">
            <text:p>C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Gross Punting Yards Leaders - All Players</text:p>
          </table:table-cell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/seasontype/3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seasontype/3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/seasontype/3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/seasontype/3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/seasontype/3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/seasontype/3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/seasontype/3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/seasontype/3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/seasontype/3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/seasontype/3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/seasontype/3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/seasontype/3" xlink:type="simple">AVG</text:a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pn.com/nfl/player/_/id/15051/brad-nortman" xlink:type="simple">Brad Nortman</text:a>, 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85" calcext:value-type="float">
            <text:p>785</text:p>
          </table:table-cell>
          <table:table-cell office:value-type="float" office:value="62" calcext:value-type="float">
            <text:p>62</text:p>
          </table:table-cell>
          <table:table-cell office:value-type="float" office:value="41.3" calcext:value-type="float">
            <text:p>41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.6" calcext:value-type="float">
            <text:p>6.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spn.com/nfl/player/_/id/14073/matt-bosher" xlink:type="simple">Matt Bosher</text:a>, 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  <table:table-cell office:value-type="float" office:value="41.9" calcext:value-type="float">
            <text:p>41.9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spn.com/nfl/player/_/id/11555/brett-kern" xlink:type="simple">Brett Kern</text:a>, P</text:p>
          </table:table-cell>
          <table:table-cell table:style-name="ce2" office:value-type="string" calcext:value-type="string">
            <text:p>TEN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62" calcext:value-type="float">
            <text:p>62</text:p>
          </table:table-cell>
          <table:table-cell office:value-type="float" office:value="44.7" calcext:value-type="float">
            <text:p>44.7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spn.com/nfl/player/_/id/16382/ryan-allen" xlink:type="simple">Ryan Allen</text:a>, 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57" calcext:value-type="float">
            <text:p>57</text:p>
          </table:table-cell>
          <table:table-cell office:value-type="float" office:value="41.9" calcext:value-type="float">
            <text:p>41.9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spn.com/nfl/player/_/id/12701/thomas-morstead" xlink:type="simple">Thomas Morstead</text:a>, 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57" calcext:value-type="float">
            <text:p>57</text:p>
          </table:table-cell>
          <table:table-cell office:value-type="float" office:value="46.9" calcext:value-type="float">
            <text:p>46.9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pn.com/nfl/player/_/id/16623/colton-schmidt" xlink:type="simple">Colton Schmidt</text:a>, 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43.4" calcext:value-type="float">
            <text:p>43.4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spn.com/nfl/player/_/id/5749/donnie-jones" xlink:type="simple">Donnie Jones</text:a>, P</text:p>
          </table:table-cell>
          <table:table-cell table:style-name="ce2" office:value-type="string" calcext:value-type="string">
            <text:p>PHI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spn.com/nfl/player/_/id/15616/ryan-quigley" xlink:type="simple">Ryan Quigley</text:a>, 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 office:value-type="float" office:value="38.9" calcext:value-type="float">
            <text:p>38.9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espn.com/nfl/player/_/id/8513/dustin-colquitt" xlink:type="simple">Dustin Colquitt</text:a>, 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spn.com/nfl/player/_/id/15153/johnny-hekker" xlink:type="simple">Johnny Hekker</text:a>, P</text:p>
          </table:table-cell>
          <table:table-cell table:style-name="ce2" office:value-type="string" calcext:value-type="string">
            <text:p>LAR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66" calcext:value-type="float">
            <text:p>66</text:p>
          </table:table-cell>
          <table:table-cell office:value-type="float" office:value="43.6" calcext:value-type="float">
            <text:p>43.6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punting/sort/punts/year/2017/seasontype/3" xlink:type="simple">PUNTS</text:a></text:p>
          </table:table-cell>
          <table:table-cell office:value-type="string" calcext:value-type="string">
            <text:p><text:a xlink:href="http://www.espn.com/nfl/statistics/player/_/stat/punting/sort/puntYards/year/2017/seasontype/3/order/false" xlink:type="simple">YDS</text:a></text:p>
          </table:table-cell>
          <table:table-cell office:value-type="string" calcext:value-type="string">
            <text:p><text:a xlink:href="http://www.espn.com/nfl/statistics/player/_/stat/punting/sort/longPunt/year/2017/seasontype/3" xlink:type="simple">LNG</text:a></text:p>
          </table:table-cell>
          <table:table-cell office:value-type="string" calcext:value-type="string">
            <text:p><text:a xlink:href="http://www.espn.com/nfl/statistics/player/_/stat/punting/sort/grossAvgPuntYards/year/2017/seasontype/3" xlink:type="simple">AVG</text:a></text:p>
          </table:table-cell>
          <table:table-cell office:value-type="string" calcext:value-type="string">
            <text:p><text:a xlink:href="http://www.espn.com/nfl/statistics/player/_/stat/punting/sort/netAvgPuntYards/year/2017/seasontype/3" xlink:type="simple">NET</text:a></text:p>
          </table:table-cell>
          <table:table-cell office:value-type="string" calcext:value-type="string">
            <text:p><text:a xlink:href="http://www.espn.com/nfl/statistics/player/_/stat/punting/sort/puntsBlocked/year/2017/seasontype/3" xlink:type="simple">BP</text:a></text:p>
          </table:table-cell>
          <table:table-cell office:value-type="string" calcext:value-type="string">
            <text:p><text:a xlink:href="http://www.espn.com/nfl/statistics/player/_/stat/punting/sort/puntsInside20/year/2017/seasontype/3" xlink:type="simple">IN20</text:a></text:p>
          </table:table-cell>
          <table:table-cell office:value-type="string" calcext:value-type="string">
            <text:p><text:a xlink:href="http://www.espn.com/nfl/statistics/player/_/stat/punting/sort/touchbacks/year/2017/seasontype/3" xlink:type="simple">TB</text:a></text:p>
          </table:table-cell>
          <table:table-cell office:value-type="string" calcext:value-type="string">
            <text:p><text:a xlink:href="http://www.espn.com/nfl/statistics/player/_/stat/punting/sort/fairCatches/year/2017/seasontype/3" xlink:type="simple">FC</text:a></text:p>
          </table:table-cell>
          <table:table-cell office:value-type="string" calcext:value-type="string">
            <text:p><text:a xlink:href="http://www.espn.com/nfl/statistics/player/_/stat/punting/sort/puntReturns/year/2017/seasontype/3" xlink:type="simple">RET</text:a></text:p>
          </table:table-cell>
          <table:table-cell office:value-type="string" calcext:value-type="string">
            <text:p><text:a xlink:href="http://www.espn.com/nfl/statistics/player/_/stat/punting/sort/puntReturnYards/year/2017/seasontype/3" xlink:type="simple">RETY</text:a></text:p>
          </table:table-cell>
          <table:table-cell office:value-type="string" calcext:value-type="string">
            <text:p><text:a xlink:href="http://www.espn.com/nfl/statistics/player/_/stat/punting/sort/avgPuntReturnYards/year/2017/seasontype/3" xlink:type="simple">AVG</text:a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pn.com/nfl/player/_/id/17475/michael-palardy" xlink:type="simple">Michael Palardy</text:a>, 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48.3" calcext:value-type="float">
            <text:p>48.3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spn.com/nfl/player/_/id/2472364/jordan-berry" xlink:type="simple">Jordan Berry</text:a>, 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3" table:default-cell-style-name="ce2"/>
        <table:table-column table:style-name="co1" table:number-columns-repeated="11" table:default-cell-style-name="ce3"/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Kickoff_Att</text:p>
          </table:table-cell>
          <table:table-cell table:style-name="Default" office:value-type="string" calcext:value-type="string">
            <text:p>Kickoff_Att</text:p>
          </table:table-cell>
          <table:table-cell office:value-type="string" calcext:value-type="string">
            <text:p>Kickoff_Avg</text:p>
          </table:table-cell>
          <table:table-cell office:value-type="string" calcext:value-type="string">
            <text:p>Kickoff_Lng</text:p>
          </table:table-cell>
          <table:table-cell office:value-type="string" calcext:value-type="string">
            <text:p>Kickoff_Td</text:p>
          </table:table-cell>
          <table:table-cell office:value-type="string" calcext:value-type="string">
            <text:p>Punt_Att</text:p>
          </table:table-cell>
          <table:table-cell office:value-type="string" calcext:value-type="string">
            <text:p>Punt_Yds</text:p>
          </table:table-cell>
          <table:table-cell office:value-type="string" calcext:value-type="string">
            <text:p>Punt_Avg</text:p>
          </table:table-cell>
          <table:table-cell office:value-type="string" calcext:value-type="string">
            <text:p>Punt_Lng</text:p>
          </table:table-cell>
          <table:table-cell office:value-type="string" calcext:value-type="string">
            <text:p>Punt_TD</text:p>
          </table:table-cell>
          <table:table-cell office:value-type="string" calcext:value-type="string">
            <text:p>Punt_FC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" xlink:type="simple">ATT</text:a></text:p>
          </table:table-cell>
          <table:table-cell/>
          <table:table-cell office:value-type="string" calcext:value-type="string">
            <text:p><text:a xlink:href="http://www.espn.com/nfl/statistics/player/_/stat/returning/sort/yardsPerKick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" xlink:type="simple">FC</text:a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pn.com/nfl/player/_/id/2977800/alex-erickson" xlink:type="simple">Alex Erickson</text:a>, WR</text:p>
          </table:table-cell>
          <table:table-cell office:value-type="string" calcext:value-type="string">
            <text:p>CIN</text:p>
          </table:table-cell>
          <table:table-cell office:value-type="float" office:value="29" calcext:value-type="float">
            <text:p>29</text:p>
          </table:table-cell>
          <table:table-cell office:value-type="float" office:value="810" calcext:value-type="float">
            <text:p>810</text:p>
          </table:table-cell>
          <table:table-cell office:value-type="float" office:value="27.9" calcext:value-type="float">
            <text:p>27.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spn.com/nfl/player/_/id/15503/deonte-thompson" xlink:type="simple">Deonte Thompson</text:a>, WR</text:p>
          </table:table-cell>
          <table:table-cell office:value-type="string" calcext:value-type="string">
            <text:p>CHI</text:p>
          </table:table-cell>
          <table:table-cell office:value-type="float" office:value="35" calcext:value-type="float">
            <text:p>35</text:p>
          </table:table-cell>
          <table:table-cell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spn.com/nfl/player/_/id/15807/cordarrelle-patterson" xlink:type="simple">Cordarrelle Patterson</text:a>, WR</text:p>
          </table:table-cell>
          <table:table-cell office:value-type="string" calcext:value-type="string">
            <text:p>MIN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31.7" calcext:value-type="float">
            <text:p>31.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spn.com/nfl/player/_/id/13226/andre-roberts" xlink:type="simple">Andre Roberts</text:a>, WR</text:p>
          </table:table-cell>
          <table:table-cell office:value-type="string" calcext:value-type="string">
            <text:p>DET</text:p>
          </table:table-cell>
          <table:table-cell office:value-type="float" office:value="33" calcext:value-type="float">
            <text:p>33</text:p>
          </table:table-cell>
          <table:table-cell office:value-type="float" office:value="747" calcext:value-type="float">
            <text:p>747</text:p>
          </table:table-cell>
          <table:table-cell office:value-type="float" office:value="22.6" calcext:value-type="float">
            <text:p>22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spn.com/nfl/player/_/id/12597/brandon-tate" xlink:type="simple">Brandon Tate</text:a>, WR</text:p>
          </table:table-cell>
          <table:table-cell office:value-type="string" calcext:value-type="string">
            <text:p>BUF</text:p>
          </table:table-cell>
          <table:table-cell office:value-type="float" office:value="29" calcext:value-type="float">
            <text:p>29</text:p>
          </table:table-cell>
          <table:table-cell office:value-type="float" office:value="662" calcext:value-type="float">
            <text:p>662</text:p>
          </table:table-cell>
          <table:table-cell office:value-type="float" office:value="22.8" calcext:value-type="float">
            <text:p>22.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1" calcext:value-type="float">
            <text:p>301</text:p>
          </table:table-cell>
          <table:table-cell office:value-type="float" office:value="11.6" calcext:value-type="float">
            <text:p>11.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pn.com/nfl/player/_/id/2577327/tyler-lockett" xlink:type="simple">Tyler Lockett</text:a>, WR</text:p>
          </table:table-cell>
          <table:table-cell office:value-type="string" calcext:value-type="string">
            <text:p>SEA</text:p>
          </table:table-cell>
          <table:table-cell office:value-type="float" office:value="23" calcext:value-type="float">
            <text:p>23</text:p>
          </table:table-cell>
          <table:table-cell office:value-type="float" office:value="606" calcext:value-type="float">
            <text:p>606</text:p>
          </table:table-cell>
          <table:table-cell office:value-type="float" office:value="26.3" calcext:value-type="float">
            <text:p>26.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float" office:value="8.4" calcext:value-type="float">
            <text:p>8.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spn.com/nfl/player/_/id/16055/benny-cunningham" xlink:type="simple">Benny Cunningham</text:a>, RB</text:p>
          </table:table-cell>
          <table:table-cell office:value-type="string" calcext:value-type="string">
            <text:p>LAR</text:p>
          </table:table-cell>
          <table:table-cell office:value-type="float" office:value="22" calcext:value-type="float">
            <text:p>22</text:p>
          </table:table-cell>
          <table:table-cell office:value-type="float" office:value="599" calcext:value-type="float">
            <text:p>599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spn.com/nfl/player/_/id/13409/marc-mariani" xlink:type="simple">Marc Mariani</text:a>, WR</text:p>
          </table:table-cell>
          <table:table-cell office:value-type="string" calcext:value-type="string">
            <text:p>TEN</text:p>
          </table:table-cell>
          <table:table-cell office:value-type="float" office:value="26" calcext:value-type="float">
            <text:p>26</text:p>
          </table:table-cell>
          <table:table-cell office:value-type="float" office:value="560" calcext:value-type="float">
            <text:p>560</text:p>
          </table:table-cell>
          <table:table-cell office:value-type="float" office:value="21.5" calcext:value-type="float">
            <text:p>21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8.1" calcext:value-type="float">
            <text:p>8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espn.com/nfl/player/_/id/16787/marqise-lee" xlink:type="simple">Marqise Lee</text:a>, WR</text:p>
          </table:table-cell>
          <table:table-cell office:value-type="string" calcext:value-type="string">
            <text:p>JAX</text:p>
          </table:table-cell>
          <table:table-cell office:value-type="float" office:value="18" calcext:value-type="float">
            <text:p>18</text:p>
          </table:table-cell>
          <table:table-cell office:value-type="float" office:value="545" calcext:value-type="float">
            <text:p>545</text:p>
          </table:table-cell>
          <table:table-cell office:value-type="float" office:value="30.3" calcext:value-type="float">
            <text:p>30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spn.com/nfl/player/_/id/14100/dwayne-harris" xlink:type="simple">Dwayne Harris</text:a>, WR</text:p>
          </table:table-cell>
          <table:table-cell office:value-type="string" calcext:value-type="string">
            <text:p>NYG</text:p>
          </table:table-cell>
          <table:table-cell office:value-type="float" office:value="22" calcext:value-type="float">
            <text:p>22</text:p>
          </table:table-cell>
          <table:table-cell office:value-type="float" office:value="533" calcext:value-type="float">
            <text:p>533</text:p>
          </table:table-cell>
          <table:table-cell office:value-type="float" office:value="24.2" calcext:value-type="float">
            <text:p>24.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float" office:value="5.9" calcext:value-type="float">
            <text:p>5.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" xlink:type="simple">FC</text:a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pn.com/nfl/player/_/id/14186/jordan-todman" xlink:type="simple">Jordan Todman</text:a>, RB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478" calcext:value-type="float">
            <text:p>478</text:p>
          </table:table-cell>
          <table:table-cell office:value-type="float" office:value="29.9" calcext:value-type="float">
            <text:p>29.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spn.com/nfl/player/_/id/9643/devin-hester" xlink:type="simple">Devin Hester</text:a>, WR</text:p>
          </table:table-cell>
          <table:table-cell office:value-type="string" calcext:value-type="string">
            <text:p>SEA/BAL</text:p>
          </table:table-cell>
          <table:table-cell office:value-type="float" office:value="19" calcext:value-type="float">
            <text:p>19</text:p>
          </table:table-cell>
          <table:table-cell office:value-type="float" office:value="466" calcext:value-type="float">
            <text:p>466</text:p>
          </table:table-cell>
          <table:table-cell office:value-type="float" office:value="24.5" calcext:value-type="float">
            <text:p>24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.2" calcext:value-type="float">
            <text:p>7.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espn.com/nfl/player/_/id/2577237/jacorey-shepherd" xlink:type="simple">JaCorey Shepherd</text:a>, CB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office:value-type="float" office:value="21.7" calcext:value-type="float">
            <text:p>21.7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espn.com/nfl/player/_/id/2577641/jakeem-grant" xlink:type="simple">Jakeem Grant</text:a>, WR</text:p>
          </table:table-cell>
          <table:table-cell office:value-type="string" calcext:value-type="string">
            <text:p>MIA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3.1" calcext:value-type="float">
            <text:p>23.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8.3" calcext:value-type="float">
            <text:p>8.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espn.com/nfl/player/_/id/2972091/jalen-richard" xlink:type="simple">Jalen Richard</text:a>, RB</text:p>
          </table:table-cell>
          <table:table-cell office:value-type="string" calcext:value-type="string">
            <text:p>OAK</text:p>
          </table:table-cell>
          <table:table-cell office:value-type="float" office:value="17" calcext:value-type="float">
            <text:p>17</text:p>
          </table:table-cell>
          <table:table-cell office:value-type="float" office:value="402" calcext:value-type="float">
            <text:p>402</text:p>
          </table:table-cell>
          <table:table-cell office:value-type="float" office:value="23.6" calcext:value-type="float">
            <text:p>23.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espn.com/nfl/player/_/id/2979843/kenyan-drake" xlink:type="simple">Kenyan Drake</text:a>, RB</text:p>
          </table:table-cell>
          <table:table-cell office:value-type="string" calcext:value-type="string">
            <text:p>MIA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30.5" calcext:value-type="float">
            <text:p>30.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espn.com/nfl/player/_/id/3052735/lucky-whitehead" xlink:type="simple">Lucky Whitehead</text:a>, WR</text:p>
          </table:table-cell>
          <table:table-cell office:value-type="string" calcext:value-type="string">
            <text:p>DAL</text:p>
          </table:table-cell>
          <table:table-cell office:value-type="float" office:value="17" calcext:value-type="float">
            <text:p>17</text:p>
          </table:table-cell>
          <table:table-cell office:value-type="float" office:value="394" calcext:value-type="float">
            <text:p>394</text:p>
          </table:table-cell>
          <table:table-cell office:value-type="float" office:value="23.2" calcext:value-type="float">
            <text:p>23.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7.8" calcext:value-type="float">
            <text:p>7.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espn.com/nfl/player/_/id/10453/ted-ginn-jr." xlink:type="simple">Ted Ginn Jr.</text:a>, WR</text:p>
          </table:table-cell>
          <table:table-cell office:value-type="string" calcext:value-type="string">
            <text:p>CAR</text:p>
          </table:table-cell>
          <table:table-cell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office:value-type="float" office:value="21.7" calcext:value-type="float">
            <text:p>21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0770/eric-weems" xlink:type="simple">Eric Weems</text:a>, WR</text:p>
          </table:table-cell>
          <table:table-cell office:value-type="string" calcext:value-type="string">
            <text:p>ATL</text:p>
          </table:table-cell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office:value-type="float" office:value="11.4" calcext:value-type="float">
            <text:p>11.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espn.com/nfl/player/_/id/3116406/tyreek-hill" xlink:type="simple">Tyreek Hill</text:a>, WR</text:p>
          </table:table-cell>
          <table:table-cell office:value-type="string" calcext:value-type="string">
            <text:p>KC</text:p>
          </table:table-cell>
          <table:table-cell office:value-type="float" office:value="14" calcext:value-type="float">
            <text:p>14</text:p>
          </table:table-cell>
          <table:table-cell office:value-type="float" office:value="384" calcext:value-type="float">
            <text:p>384</text:p>
          </table:table-cell>
          <table:table-cell office:value-type="float" office:value="27.4" calcext:value-type="float">
            <text:p>27.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92" calcext:value-type="float">
            <text:p>592</text:p>
          </table:table-cell>
          <table:table-cell office:value-type="float" office:value="15.2" calcext:value-type="float">
            <text:p>15.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" xlink:type="simple">FC</text:a>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espn.com/nfl/player/_/id/2577134/ty-montgomery" xlink:type="simple">Ty Montgomery</text:a>, RB</text:p>
          </table:table-cell>
          <table:table-cell office:value-type="string" calcext:value-type="string">
            <text:p>GB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office:value-type="float" office:value="20.3" calcext:value-type="float">
            <text:p>20.3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espn.com/nfl/player/_/id/15966/chris-thompson" xlink:type="simple">Chris Thompson</text:a>, RB</text:p>
          </table:table-cell>
          <table:table-cell office:value-type="string" calcext:value-type="string">
            <text:p>WSH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21.2" calcext:value-type="float">
            <text:p>21.2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espn.com/nfl/player/_/id/16945/de'anthony-thomas" xlink:type="simple">De'Anthony Thomas</text:a>, WR</text:p>
          </table:table-cell>
          <table:table-cell office:value-type="string" calcext:value-type="string">
            <text:p>KC</text:p>
          </table:table-cell>
          <table:table-cell office:value-type="float" office:value="15" calcext:value-type="float">
            <text:p>15</text:p>
          </table:table-cell>
          <table:table-cell office:value-type="float" office:value="338" calcext:value-type="float">
            <text:p>338</text:p>
          </table:table-cell>
          <table:table-cell office:value-type="float" office:value="22.5" calcext:value-type="float">
            <text:p>22.5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espn.com/nfl/player/_/id/3051400/jalin-marshall" xlink:type="simple">Jalin Marshall</text:a>, WR</text:p>
          </table:table-cell>
          <table:table-cell office:value-type="string" calcext:value-type="string">
            <text:p>NYJ</text:p>
          </table:table-cell>
          <table:table-cell office:value-type="float" office:value="13" calcext:value-type="float">
            <text:p>13</text:p>
          </table:table-cell>
          <table:table-cell office:value-type="float" office:value="324" calcext:value-type="float">
            <text:p>324</text:p>
          </table:table-cell>
          <table:table-cell office:value-type="float" office:value="24.9" calcext:value-type="float">
            <text:p>24.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espn.com/nfl/player/_/id/3048897/pharoh-cooper" xlink:type="simple">Pharoh Cooper</text:a>, WR</text:p>
          </table:table-cell>
          <table:table-cell office:value-type="string" calcext:value-type="string">
            <text:p>LAR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23.1" calcext:value-type="float">
            <text:p>23.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espn.com/nfl/player/_/id/17465/fitzgerald-toussaint" xlink:type="simple">Fitzgerald Toussaint</text:a>, RB</text:p>
          </table:table-cell>
          <table:table-cell office:value-type="string" calcext:value-type="string">
            <text:p>PIT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  <table:table-cell office:value-type="float" office:value="21.4" calcext:value-type="float">
            <text:p>21.4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espn.com/nfl/player/_/id/15921/kenjon-barner" xlink:type="simple">Kenjon Barner</text:a>, RB</text:p>
          </table:table-cell>
          <table:table-cell office:value-type="string" calcext:value-type="string">
            <text:p>PHI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30.8" calcext:value-type="float">
            <text:p>30.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espn.com/nfl/player/_/id/15755/fozzy-whittaker" xlink:type="simple">Fozzy Whittaker</text:a>, RB</text:p>
          </table:table-cell>
          <table:table-cell office:value-type="string" calcext:value-type="string">
            <text:p>CAR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22.9" calcext:value-type="float">
            <text:p>22.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espn.com/nfl/player/_/id/2515934/corey-grant" xlink:type="simple">Corey Grant</text:a>, RB</text:p>
          </table:table-cell>
          <table:table-cell office:value-type="string" calcext:value-type="string">
            <text:p>JAX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20.6" calcext:value-type="float">
            <text:p>20.6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espn.com/nfl/player/_/id/15564/brittan-golden" xlink:type="simple">Brittan Golden</text:a>, WR</text:p>
          </table:table-cell>
          <table:table-cell office:value-type="string" calcext:value-type="string">
            <text:p>ARI</text:p>
          </table:table-cell>
          <table:table-cell office:value-type="float" office:value="11" calcext:value-type="float">
            <text:p>11</text:p>
          </table:table-cell>
          <table:table-cell office:value-type="float" office:value="266" calcext:value-type="float">
            <text:p>266</text:p>
          </table:table-cell>
          <table:table-cell office:value-type="float" office:value="24.2" calcext:value-type="float">
            <text:p>24.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" xlink:type="simple">FC</text:a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espn.com/nfl/player/_/id/2573974/tyler-ervin" xlink:type="simple">Tyler Ervin</text:a>, RB</text:p>
          </table:table-cell>
          <table:table-cell office:value-type="string" calcext:value-type="string">
            <text:p>HOU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18.8" calcext:value-type="float">
            <text:p>18.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1" calcext:value-type="float">
            <text:p>261</text:p>
          </table:table-cell>
          <table:table-cell office:value-type="float" office:value="9.7" calcext:value-type="float">
            <text:p>9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espn.com/nfl/player/_/id/3042429/wendell-smallwood" xlink:type="simple">Wendell Smallwood</text:a>, RB</text:p>
          </table:table-cell>
          <table:table-cell office:value-type="string" calcext:value-type="string">
            <text:p>PHI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espn.com/nfl/player/_/id/16779/josh-huff" xlink:type="simple">Josh Huff</text:a>, WR</text:p>
          </table:table-cell>
          <table:table-cell office:value-type="string" calcext:value-type="string">
            <text:p>PHI/TB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espn.com/nfl/player/_/id/2574545/quan-bray" xlink:type="simple">Quan Bray</text:a>, WR</text:p>
          </table:table-cell>
          <table:table-cell office:value-type="string" calcext:value-type="string">
            <text:p>IND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espn.com/nfl/player/_/id/3051898/nick-marshall" xlink:type="simple">Nick Marshall</text:a>, CB</text:p>
          </table:table-cell>
          <table:table-cell office:value-type="string" calcext:value-type="string">
            <text:p>NYJ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espn.com/nfl/player/_/id/14500/jeremy-ross" xlink:type="simple">Jeremy Ross</text:a>, WR</text:p>
          </table:table-cell>
          <table:table-cell office:value-type="string" calcext:value-type="string">
            <text:p>NYJ/ARI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20.4" calcext:value-type="float">
            <text:p>20.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espn.com/nfl/player/_/id/15501/bobby-rainey-jr." xlink:type="simple">Bobby Rainey Jr.</text:a>, RB</text:p>
          </table:table-cell>
          <table:table-cell office:value-type="string" calcext:value-type="string">
            <text:p>NYG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25.5" calcext:value-type="float">
            <text:p>25.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espn.com/nfl/player/_/id/16793/cody-latimer" xlink:type="simple">Cody Latimer</text:a>, WR</text:p>
          </table:table-cell>
          <table:table-cell office:value-type="string" calcext:value-type="string">
            <text:p>DEN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espn.com/nfl/player/_/id/2576408/akeem-hunt" xlink:type="simple">Akeem Hunt</text:a>, RB</text:p>
          </table:table-cell>
          <table:table-cell office:value-type="string" calcext:value-type="string">
            <text:p>HOU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1.6" calcext:value-type="float">
            <text:p>21.6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espn.com/nfl/player/_/id/3052686/mario-alford" xlink:type="simple">Mario Alford</text:a>, WR</text:p>
          </table:table-cell>
          <table:table-cell office:value-type="string" calcext:value-type="string">
            <text:p>CLE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23.8" calcext:value-type="float">
            <text:p>23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4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4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41" xlink:type="simple">FC</text:a>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espn.com/nfl/player/_/id/15832/knile-davis" xlink:type="simple">Knile Davis</text:a>, RB</text:p>
          </table:table-cell>
          <table:table-cell office:value-type="string" calcext:value-type="string">
            <text:p>GB/KC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espn.com/nfl/player/_/id/16972/isaiah-burse" xlink:type="simple">Isaiah Burse</text:a>, WR</text:p>
          </table:table-cell>
          <table:table-cell office:value-type="string" calcext:value-type="string">
            <text:p>LAC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20.9" calcext:value-type="float">
            <text:p>20.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espn.com/nfl/player/_/id/13207/dexter-mccluster" xlink:type="simple">Dexter McCluster</text:a>, RB</text:p>
          </table:table-cell>
          <table:table-cell office:value-type="string" calcext:value-type="string">
            <text:p>LAC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20.2" calcext:value-type="float">
            <text:p>20.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espn.com/nfl/player/_/id/2979849/cyrus-jones" xlink:type="simple">Cyrus Jones</text:a>, CB</text:p>
          </table:table-cell>
          <table:table-cell office:value-type="string" calcext:value-type="string">
            <text:p>NE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2.5" calcext:value-type="float">
            <text:p>22.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123986/mike-thomas" xlink:type="simple">Mike Thomas</text:a>, WR</text:p>
          </table:table-cell>
          <table:table-cell office:value-type="string" calcext:value-type="string">
            <text:p>LAR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espn.com/nfl/player/_/id/2574666/ryan-smith" xlink:type="simple">Ryan Smith</text:a>, CB</text:p>
          </table:table-cell>
          <table:table-cell office:value-type="string" calcext:value-type="string">
            <text:p>TB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16.9" calcext:value-type="float">
            <text:p>16.9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espn.com/nfl/player/_/id/2971023/ricardo-louis" xlink:type="simple">Ricardo Louis</text:a>, WR</text:p>
          </table:table-cell>
          <table:table-cell office:value-type="string" calcext:value-type="string">
            <text:p>CLE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8.2" calcext:value-type="float">
            <text:p>18.2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espn.com/nfl/player/_/id/15893/andre-ellington" xlink:type="simple">Andre Ellington</text:a>, RB</text:p>
          </table:table-cell>
          <table:table-cell office:value-type="string" calcext:value-type="string">
            <text:p>ARI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6.3" calcext:value-type="float">
            <text:p>16.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espn.com/nfl/player/_/id/2576581/chris-moore" xlink:type="simple">Chris Moore</text:a>, WR</text:p>
          </table:table-cell>
          <table:table-cell office:value-type="string" calcext:value-type="string">
            <text:p>BAL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23.1" calcext:value-type="float">
            <text:p>23.1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espn.com/nfl/player/_/id/2574918/tommylee-lewis" xlink:type="simple">Tommylee Lewis</text:a>, WR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.4" calcext:value-type="float">
            <text:p>11.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4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4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41" xlink:type="simple">FC</text:a>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espn.com/nfl/player/_/id/2574549/sammie-coates-jr." xlink:type="simple">Sammie Coates Jr.</text:a>, WR</text:p>
          </table:table-cell>
          <table:table-cell office:value-type="string" calcext:value-type="string">
            <text:p>PIT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espn.com/nfl/player/_/id/15457/travaris-cadet" xlink:type="simple">Travaris Cadet</text:a>, RB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espn.com/nfl/player/_/id/17396/george-atkinson-iii" xlink:type="simple">George Atkinson III</text:a>, RB</text:p>
          </table:table-cell>
          <table:table-cell office:value-type="string" calcext:value-type="string">
            <text:p>CLE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7.1" calcext:value-type="float">
            <text:p>17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3405/kalif-raymond" xlink:type="simple">Kalif Raymond</text:a>, WR</text:p>
          </table:table-cell>
          <table:table-cell office:value-type="string" calcext:value-type="string">
            <text:p>DEN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2.8" calcext:value-type="float">
            <text:p>22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0.1" calcext:value-type="float">
            <text:p>10.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espn.com/nfl/player/_/id/13484/joe-webb-iii" xlink:type="simple">Joe Webb III</text:a>, QB</text:p>
          </table:table-cell>
          <table:table-cell office:value-type="string" calcext:value-type="string">
            <text:p>CAR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21.8" calcext:value-type="float">
            <text:p>21.8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espn.com/nfl/player/_/id/11674/danny-amendola" xlink:type="simple">Danny Amendola</text:a>, WR</text:p>
          </table:table-cell>
          <table:table-cell office:value-type="string" calcext:value-type="string">
            <text:p>NE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25.8" calcext:value-type="float">
            <text:p>25.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6.7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987/chris-davis" xlink:type="simple">Chris Davis</text:a>, CB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21.5" calcext:value-type="float">
            <text:p>21.5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espn.com/nfl/player/_/id/16960/jeff-janis" xlink:type="simple">Jeff Janis</text:a>, WR</text:p>
          </table:table-cell>
          <table:table-cell office:value-type="string" calcext:value-type="string">
            <text:p>GB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19.8" calcext:value-type="float">
            <text:p>19.8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espn.com/nfl/player/_/id/15971/rex-burkhead" xlink:type="simple">Rex Burkhead</text:a>, RB</text:p>
          </table:table-cell>
          <table:table-cell office:value-type="string" calcext:value-type="string">
            <text:p>CIN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espn.com/nfl/player/_/id/14167/taiwan-jones" xlink:type="simple">Taiwan Jones</text:a>, RB</text:p>
          </table:table-cell>
          <table:table-cell office:value-type="string" calcext:value-type="string">
            <text:p>OAK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4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4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41" xlink:type="simple">FC</text:a>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espn.com/nfl/player/_/id/2969958/tracy-howard" xlink:type="simple">Tracy Howard</text:a>, CB</text:p>
          </table:table-cell>
          <table:table-cell office:value-type="string" calcext:value-type="string">
            <text:p>CLE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5.9" calcext:value-type="float">
            <text:p>15.9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espn.com/nfl/player/_/id/9701/will-blackmon" xlink:type="simple">Will Blackmon</text:a>, S</text:p>
          </table:table-cell>
          <table:table-cell office:value-type="string" calcext:value-type="string">
            <text:p>WSH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27.3" calcext:value-type="float">
            <text:p>27.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espn.com/nfl/player/_/id/16781/paul-richardson" xlink:type="simple">Paul Richardson</text:a>, WR</text:p>
          </table:table-cell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4123/marcus-murphy" xlink:type="simple">Marcus Murphy</text:a>, RB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espn.com/nfl/player/_/id/9588/reggie-bush" xlink:type="simple">Reggie Bush</text:a>, RB</text:p>
          </table:table-cell>
          <table:table-cell office:value-type="string" calcext:value-type="string">
            <text:p>BUF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0.6" calcext:value-type="float">
            <text:p>20.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espn.com/nfl/player/_/id/13203/c.j.-spiller" xlink:type="simple">C.J. Spiller</text:a>, RB</text:p>
          </table:table-cell>
          <table:table-cell office:value-type="string" calcext:value-type="string">
            <text:p>NO/NYJ/SEA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9.2" calcext:value-type="float">
            <text:p>19.2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espn.com/nfl/player/_/id/2971618/nelson-agholor" xlink:type="simple">Nelson Agholor</text:a>, WR</text:p>
          </table:table-cell>
          <table:table-cell office:value-type="string" calcext:value-type="string">
            <text:p>PHI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espn.com/nfl/player/_/id/15983/cobi-hamilton" xlink:type="simple">Cobi Hamilton</text:a>, WR</text:p>
          </table:table-cell>
          <table:table-cell office:value-type="string" calcext:value-type="string">
            <text:p>PIT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espn.com/nfl/player/_/id/2576165/josh-ferguson" xlink:type="simple">Josh Ferguson</text:a>, RB</text:p>
          </table:table-cell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espn.com/nfl/player/_/id/8421/adam-jones" xlink:type="simple">Adam Jones</text:a>, CB</text:p>
          </table:table-cell>
          <table:table-cell office:value-type="string" calcext:value-type="string">
            <text:p>CIN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9.8" calcext:value-type="float">
            <text:p>19.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4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4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4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4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4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4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4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969/kapri-bibbs" xlink:type="simple">Kapri Bibbs</text:a>, RB</text:p>
          </table:table-cell>
          <table:table-cell office:value-type="string" calcext:value-type="string">
            <text:p>DEN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9.8" calcext:value-type="float">
            <text:p>19.8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espn.com/nfl/player/_/id/16779/josh-huff" xlink:type="simple">Josh Huff</text:a>, WR</text:p>
          </table:table-cell>
          <table:table-cell office:value-type="string" calcext:value-type="string">
            <text:p>PHI/TB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espn.com/nfl/player/_/id/16714/justin-gilbert" xlink:type="simple">Justin Gilbert</text:a>, CB</text:p>
          </table:table-cell>
          <table:table-cell office:value-type="string" calcext:value-type="string">
            <text:p>PIT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espn.com/nfl/player/_/id/12587/jordan-norwood" xlink:type="simple">Jordan Norwood</text:a>, WR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1.7" calcext:value-type="float">
            <text:p>21.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office:value-type="float" office:value="8.2" calcext:value-type="float">
            <text:p>8.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espn.com/nfl/player/_/id/15855/christine-michael" xlink:type="simple">Christine Michael</text:a>, RB</text:p>
          </table:table-cell>
          <table:table-cell office:value-type="string" calcext:value-type="string">
            <text:p>GB/SE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1.3" calcext:value-type="float">
            <text:p>21.3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3343/trevor-davis" xlink:type="simple">Trevor Davis</text:a>, WR</text:p>
          </table:table-cell>
          <table:table-cell office:value-type="string" calcext:value-type="string">
            <text:p>GB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1.3" calcext:value-type="float">
            <text:p>21.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2.8" calcext:value-type="float">
            <text:p>12.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espn.com/nfl/player/_/id/2510713/craig-mager" xlink:type="simple">Craig Mager</text:a>, CB</text:p>
          </table:table-cell>
          <table:table-cell office:value-type="string" calcext:value-type="string">
            <text:p>LAC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espn.com/nfl/player/_/id/11383/tim-hightower" xlink:type="simple">Tim Hightower</text:a>, RB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0.3" calcext:value-type="float">
            <text:p>20.3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espn.com/nfl/player/_/id/15360/griff-whalen" xlink:type="simple">Griff Whalen</text:a>, WR</text:p>
          </table:table-cell>
          <table:table-cell office:value-type="string" calcext:value-type="string">
            <text:p>NE/LAC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espn.com/nfl/player/_/id/16899/quincy-enunwa" xlink:type="simple">Quincy Enunwa</text:a>, WR</text:p>
          </table:table-cell>
          <table:table-cell office:value-type="string" calcext:value-type="string">
            <text:p>NYJ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14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8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8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81" xlink:type="simple">FC</text:a>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espn.com/nfl/player/_/id/2515759/j.j.-nelson" xlink:type="simple">J.J. Nelson</text:a>, WR</text:p>
          </table:table-cell>
          <table:table-cell office:value-type="string" calcext:value-type="string">
            <text:p>ARI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espn.com/nfl/player/_/id/11387/matthew-slater" xlink:type="simple">Matthew Slater</text:a>, WR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8678/justin-hardy" xlink:type="simple">Justin Hardy</text:a>, WR</text:p>
          </table:table-cell>
          <table:table-cell office:value-type="string" calcext:value-type="string">
            <text:p>ATL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7.3" calcext:value-type="float">
            <text:p>17.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espn.com/nfl/player/_/id/16804/john-brown" xlink:type="simple">John Brown</text:a>, WR</text:p>
          </table:table-cell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espn.com/nfl/player/_/id/2576491/adam-humphries" xlink:type="simple">Adam Humphries</text:a>, WR</text:p>
          </table:table-cell>
          <table:table-cell office:value-type="string" calcext:value-type="string">
            <text:p>TB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1.8" calcext:value-type="float">
            <text:p>11.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868/maurice-harris" xlink:type="simple">Maurice Harris</text:a>, WR</text:p>
          </table:table-cell>
          <table:table-cell office:value-type="string" calcext:value-type="string">
            <text:p>WSH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5.7" calcext:value-type="float">
            <text:p>15.7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espn.com/nfl/player/_/id/13203/c.j.-spiller" xlink:type="simple">C.J. Spiller</text:a>, RB</text:p>
          </table:table-cell>
          <table:table-cell office:value-type="string" calcext:value-type="string">
            <text:p>NO/NYJ/SEA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02265/dwayne-washington" xlink:type="simple">Dwayne Washington</text:a>, RB</text:p>
          </table:table-cell>
          <table:table-cell office:value-type="string" calcext:value-type="string">
            <text:p>DET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espn.com/nfl/player/_/id/12649/julian-edelman" xlink:type="simple">Julian Edelman</text:a>, WR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espn.com/nfl/player/_/id/2570987/braxton-miller" xlink:type="simple">Braxton Miller</text:a>, WR</text:p>
          </table:table-cell>
          <table:table-cell office:value-type="string" calcext:value-type="string">
            <text:p>HOU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8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8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81" xlink:type="simple">FC</text:a>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espn.com/nfl/player/_/id/13662/bryan-walters" xlink:type="simple">Bryan Walters</text:a>, WR</text:p>
          </table:table-cell>
          <table:table-cell office:value-type="string" calcext:value-type="string">
            <text:p>JAX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.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www.espn.com/nfl/player/_/id/16942/ka'deem-carey" xlink:type="simple">Ka'Deem Carey</text:a>, RB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espn.com/nfl/player/_/id/14916/keshawn-martin" xlink:type="simple">Keshawn Martin</text:a>, WR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7105/antonio-andrews" xlink:type="simple">Antonio Andrews</text:a>, RB</text:p>
          </table:table-cell>
          <table:table-cell office:value-type="string" calcext:value-type="string">
            <text:p>TEN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.3" calcext:value-type="float">
            <text:p>9.3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espn.com/nfl/player/_/id/2971289/byron-marshall" xlink:type="simple">Byron Marshall</text:a>, RB</text:p>
          </table:table-cell>
          <table:table-cell office:value-type="string" calcext:value-type="string">
            <text:p>PHI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www.espn.com/nfl/player/_/id/13843/marcus-sherels" xlink:type="simple">Marcus Sherels</text:a>, CB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2" calcext:value-type="float">
            <text:p>292</text:p>
          </table:table-cell>
          <table:table-cell office:value-type="float" office:value="13.9" calcext:value-type="float">
            <text:p>13.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3940/james-develin" xlink:type="simple">James Develin</text:a>, FB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1.7" calcext:value-type="float">
            <text:p>11.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198/dion-lewis" xlink:type="simple">Dion Lewis</text:a>, RB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414/raheem-mostert" xlink:type="simple">Raheem Mostert</text:a>, RB</text:p>
          </table:table-cell>
          <table:table-cell office:value-type="string" calcext:value-type="string">
            <text:p>CHI/NYJ/SF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espn.com/nfl/player/_/id/14151/jeremy-kerley" xlink:type="simple">Jeremy Kerley</text:a>, WR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7.5" calcext:value-type="float">
            <text:p>7.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8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8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8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909/kendall-wright" xlink:type="simple">Kendall Wright</text:a>, WR</text:p>
          </table:table-cell>
          <table:table-cell office:value-type="string" calcext:value-type="string">
            <text:p>TE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369/lance-dunbar" xlink:type="simple">Lance Dunbar</text:a>, RB</text:p>
          </table:table-cell>
          <table:table-cell office:value-type="string" calcext:value-type="string">
            <text:p>DA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7359/damien-williams" xlink:type="simple">Damien Williams</text:a>, RB</text:p>
          </table:table-cell>
          <table:table-cell office:value-type="string" calcext:value-type="string">
            <text:p>MI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espn.com/nfl/player/_/id/2577667/damiere-byrd" xlink:type="simple">Damiere Byrd</text:a>, WR</text:p>
          </table:table-cell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52876/will-fuller-v" xlink:type="simple">Will Fuller V</text:a>, WR</text:p>
          </table:table-cell>
          <table:table-cell office:value-type="string" calcext:value-type="string">
            <text:p>HOU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espn.com/nfl/player/_/id/11238/darren-mcfadden" xlink:type="simple">Darren McFadden</text:a>, RB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8124/d.j.-foster" xlink:type="simple">D.J. Foster</text:a>, RB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www.espn.com/nfl/player/_/id/2580052/david-morgan" xlink:type="simple">David Morgan</text:a>, T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www.espn.com/nfl/player/_/id/16913/james-white" xlink:type="simple">James White</text:a>, RB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www.espn.com/nfl/player/_/id/14164/aldrick-robinson" xlink:type="simple">Aldrick Robinson</text:a>, WR</text:p>
          </table:table-cell>
          <table:table-cell office:value-type="string" calcext:value-type="string">
            <text:p>ATL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8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8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8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8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8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8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8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804/nick-o'leary" xlink:type="simple">Nick O'Leary</text:a>, TE</text:p>
          </table:table-cell>
          <table:table-cell office:value-type="string" calcext:value-type="string">
            <text:p>BUF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www.espn.com/nfl/player/_/id/13934/antonio-brown" xlink:type="simple">Antonio Brown</text:a>, WR</text:p>
          </table:table-cell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www.espn.com/nfl/player/_/id/16566/rashad-ross" xlink:type="simple">Rashad Ross</text:a>, WR</text:p>
          </table:table-cell>
          <table:table-cell office:value-type="string" calcext:value-type="string">
            <text:p>DET/W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2861/j.d.-mckissic" xlink:type="simple">J.D. McKissic</text:a>, RB</text:p>
          </table:table-cell>
          <table:table-cell office:value-type="string" calcext:value-type="string">
            <text:p>ATL/SE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www.espn.com/nfl/player/_/id/2577654/deandre-washington" xlink:type="simple">DeAndre Washington</text:a>, RB</text:p>
          </table:table-cell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www.espn.com/nfl/player/_/id/8544/darren-sproles" xlink:type="simple">Darren Sproles</text:a>, RB</text:p>
          </table:table-cell>
          <table:table-cell office:value-type="string" calcext:value-type="string">
            <text:p>PH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184/cecil-shorts-iii" xlink:type="simple">Cecil Shorts III</text:a>, WR</text:p>
          </table:table-cell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952/mike-gillislee" xlink:type="simple">Mike Gillislee</text:a>, RB</text:p>
          </table:table-cell>
          <table:table-cell office:value-type="string" calcext:value-type="string">
            <text:p>BU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318/demetrius-harris" xlink:type="simple">Demetrius Harris</text:a>, TE</text:p>
          </table:table-cell>
          <table:table-cell office:value-type="string" calcext:value-type="string">
            <text:p>K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460/adam-thielen" xlink:type="simple">Adam Thielen</text:a>, WR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2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2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21" xlink:type="simple">FC</text:a>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espn.com/nfl/player/_/id/2512197/rod-smith" xlink:type="simple">Rod Smith</text:a>, RB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69962/duke-johnson-jr." xlink:type="simple">Duke Johnson Jr.</text:a>, RB</text:p>
          </table:table-cell>
          <table:table-cell office:value-type="string" calcext:value-type="string">
            <text:p>C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6.6" calcext:value-type="float">
            <text:p>6.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www.espn.com/nfl/player/_/id/11369/jerome-felton" xlink:type="simple">Jerome Felton</text:a>, FB</text:p>
          </table:table-cell>
          <table:table-cell office:value-type="string" calcext:value-type="string">
            <text:p>BUF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255/dujuan-harris" xlink:type="simple">DuJuan Harris</text:a>, RB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832/knile-davis" xlink:type="simple">Knile Davis</text:a>, RB</text:p>
          </table:table-cell>
          <table:table-cell office:value-type="string" calcext:value-type="string">
            <text:p>GB/K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561/charles-james-ii" xlink:type="simple">Charles James II</text:a>, CB</text:p>
          </table:table-cell>
          <table:table-cell office:value-type="string" calcext:value-type="string">
            <text:p>IND/HO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890/bashaud-breeland" xlink:type="simple">Bashaud Breeland</text:a>, CB</text:p>
          </table:table-cell>
          <table:table-cell office:value-type="string" calcext:value-type="string">
            <text:p>W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1271/bralon-addison" xlink:type="simple">Bralon Addison</text:a>, WR</text:p>
          </table:table-cell>
          <table:table-cell office:value-type="string" calcext:value-type="string">
            <text:p>CHI/DE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25433/mike-davis" xlink:type="simple">Mike Davis</text:a>, RB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espn.com/nfl/player/_/id/16873/cassius-marsh" xlink:type="simple">Cassius Marsh</text:a>, DE</text:p>
          </table:table-cell>
          <table:table-cell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2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2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2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5641/bryce-callahan" xlink:type="simple">Bryce Callahan</text:a>, CB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www.espn.com/nfl/player/_/id/13218/arrelious-benn" xlink:type="simple">Arrelious Benn</text:a>, WR</text:p>
          </table:table-cell>
          <table:table-cell office:value-type="string" calcext:value-type="string">
            <text:p>JAX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885/charles-johnson" xlink:type="simple">Charles Johnson</text:a>, WR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espn.com/nfl/player/_/id/15555/joshua-bellamy" xlink:type="simple">Joshua Bellamy</text:a>, WR</text:p>
          </table:table-cell>
          <table:table-cell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124451/julian-howsare" xlink:type="simple">Julian Howsare</text:a>, FB</text:p>
          </table:table-cell>
          <table:table-cell office:value-type="string" calcext:value-type="string">
            <text:p>NYJ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www.espn.com/nfl/player/_/id/14156/niles-paul" xlink:type="simple">Niles Paul</text:a>, TE</text:p>
          </table:table-cell>
          <table:table-cell office:value-type="string" calcext:value-type="string">
            <text:p>W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332/patrick-dimarco" xlink:type="simple">Patrick DiMarco</text:a>, FB</text:p>
          </table:table-cell>
          <table:table-cell office:value-type="string" calcext:value-type="string">
            <text:p>AT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www.espn.com/nfl/player/_/id/14032/torrey-smith" xlink:type="simple">Torrey Smith</text:a>, WR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951/denard-robinson" xlink:type="simple">Denard Robinson</text:a>, RB</text:p>
          </table:table-cell>
          <table:table-cell office:value-type="string" calcext:value-type="string">
            <text:p>JA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7051/albert-wilson" xlink:type="simple">Albert Wilson</text:a>, WR</text:p>
          </table:table-cell>
          <table:table-cell office:value-type="string" calcext:value-type="string">
            <text:p>K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2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2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2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66659/seth-devalve" xlink:type="simple">Seth DeValve</text:a>, TE</text:p>
          </table:table-cell>
          <table:table-cell office:value-type="string" calcext:value-type="string">
            <text:p>C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www.espn.com/nfl/player/_/id/15009/alfred-morris" xlink:type="simple">Alfred Morris</text:a>, RB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313/brandon-williams" xlink:type="simple">Brandon Williams</text:a>, TE</text:p>
          </table:table-cell>
          <table:table-cell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www.espn.com/nfl/player/_/id/13980/patrick-peterson" xlink:type="simple">Patrick Peterson</text:a>, CB</text:p>
          </table:table-cell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.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360/matt-asiata" xlink:type="simple">Matt Asiata</text:a>, RB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026/quinton-patton" xlink:type="simple">Quinton Patton</text:a>, WR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323/marqueis-gray" xlink:type="simple">MarQueis Gray</text:a>, TE</text:p>
          </table:table-cell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7286/paul-turner" xlink:type="simple">Paul Turner</text:a>, WR</text:p>
          </table:table-cell>
          <table:table-cell office:value-type="string" calcext:value-type="string">
            <text:p>PH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www.espn.com/nfl/player/_/id/16875/jay-prosch" xlink:type="simple">Jay Prosch</text:a>, FB</text:p>
          </table:table-cell>
          <table:table-cell office:value-type="string" calcext:value-type="string">
            <text:p>HO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82448/austin-blythe" xlink:type="simple">Austin Blythe</text:a>, C</text:p>
          </table:table-cell>
          <table:table-cell office:value-type="string" calcext:value-type="string">
            <text:p>I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2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2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2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2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2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2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2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46439/hunter-henry" xlink:type="simple">Hunter Henry</text:a>, TE</text:p>
          </table:table-cell>
          <table:table-cell office:value-type="string" calcext:value-type="string">
            <text:p>LA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www.espn.com/nfl/player/_/id/13236/devin-mccourty" xlink:type="simple">Devin McCourty</text:a>, S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3030/geremy-davis" xlink:type="simple">Geremy Davis</text:a>, WR</text:p>
          </table:table-cell>
          <table:table-cell office:value-type="string" calcext:value-type="string">
            <text:p>LA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www.espn.com/nfl/player/_/id/12747/lardarius-webb" xlink:type="simple">Lardarius Webb</text:a>, S</text:p>
          </table:table-cell>
          <table:table-cell office:value-type="string" calcext:value-type="string">
            <text:p>B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835/zach-ertz" xlink:type="simple">Zach Ertz</text:a>, TE</text:p>
          </table:table-cell>
          <table:table-cell office:value-type="string" calcext:value-type="string">
            <text:p>PH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www.espn.com/nfl/player/_/id/14924/t.y.-hilton" xlink:type="simple">T.Y. Hilton</text:a>, WR</text:p>
          </table:table-cell>
          <table:table-cell office:value-type="string" calcext:value-type="string">
            <text:p>I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786/tavon-austin" xlink:type="simple">Tavon Austin</text:a>, W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4" calcext:value-type="float">
            <text:p>364</text:p>
          </table:table-cell>
          <table:table-cell office:value-type="float" office:value="8.3" calcext:value-type="float">
            <text:p>8.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836/gavin-escobar" xlink:type="simple">Gavin Escobar</text:a>, TE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0515/paul-lasike" xlink:type="simple">Paul Lasike</text:a>, FB</text:p>
          </table:table-cell>
          <table:table-cell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www.espn.com/nfl/player/_/id/14262/mark-herzlich" xlink:type="simple">Mark Herzlich</text:a>, LB</text:p>
          </table:table-cell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6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6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61" xlink:type="simple">FC</text:a>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www.espn.com/nfl/player/_/id/5432/tramon-williams" xlink:type="simple">Tramon Williams</text:a>, CB</text:p>
          </table:table-cell>
          <table:table-cell office:value-type="string" calcext:value-type="string">
            <text:p>C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1254/aqib-talib" xlink:type="simple">Aqib Talib</text:a>, CB</text:p>
          </table:table-cell>
          <table:table-cell office:value-type="string" calcext:value-type="string">
            <text:p>D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1276/eddie-royal" xlink:type="simple">Eddie Royal</text:a>, WR</text:p>
          </table:table-cell>
          <table:table-cell office:value-type="string" calcext:value-type="string">
            <text:p>C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8.7" calcext:value-type="float">
            <text:p>8.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2527/patrick-chung" xlink:type="simple">Patrick Chung</text:a>, S</text:p>
          </table:table-cell>
          <table:table-cell office:value-type="string" calcext:value-type="string">
            <text:p>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2613/jairus-byrd" xlink:type="simple">Jairus Byrd</text:a>, S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3249/joe-haden" xlink:type="simple">Joe Haden</text:a>, CB</text:p>
          </table:table-cell>
          <table:table-cell office:value-type="string" calcext:value-type="string">
            <text:p>C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053/randall-cobb" xlink:type="simple">Randall Cobb</text:a>, WR</text:p>
          </table:table-cell>
          <table:table-cell office:value-type="string" calcext:value-type="string">
            <text:p>G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3.5" calcext:value-type="float">
            <text:p>13.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086/richard-sherman" xlink:type="simple">Richard Sherman</text:a>, CB</text:p>
          </table:table-cell>
          <table:table-cell office:value-type="string" calcext:value-type="string">
            <text:p>SE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139/buster-skrine" xlink:type="simple">Buster Skrine</text:a>, CB</text:p>
          </table:table-cell>
          <table:table-cell office:value-type="string" calcext:value-type="string">
            <text:p>NYJ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460/kenny-wiggins" xlink:type="simple">Kenny Wiggins</text:a>, G</text:p>
          </table:table-cell>
          <table:table-cell office:value-type="string" calcext:value-type="string">
            <text:p>LAC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6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6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6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820/chase-reynolds" xlink:type="simple">Chase Reynolds</text:a>, RB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4927/chandler-jones" xlink:type="simple">Chandler Jones</text:a>, DE</text:p>
          </table:table-cell>
          <table:table-cell office:value-type="string" calcext:value-type="string">
            <text:p>AR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062/travis-benjamin" xlink:type="simple">Travis Benjamin</text:a>, WR</text:p>
          </table:table-cell>
          <table:table-cell office:value-type="string" calcext:value-type="string">
            <text:p>L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6.6" calcext:value-type="float">
            <text:p>6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319/ryan-davis" xlink:type="simple">Ryan Davis</text:a>, DE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349/cole-beasley" xlink:type="simple">Cole Beasley</text:a>, WR</text:p>
          </table:table-cell>
          <table:table-cell office:value-type="string" calcext:value-type="string">
            <text:p>DA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350/valentino-blake" xlink:type="simple">Valentino Blake</text:a>, DB</text:p>
          </table:table-cell>
          <table:table-cell office:value-type="string" calcext:value-type="string">
            <text:p>T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960/micah-hyde" xlink:type="simple">Micah Hyde</text:a>, S</text:p>
          </table:table-cell>
          <table:table-cell office:value-type="string" calcext:value-type="string">
            <text:p>G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.8" calcext:value-type="float">
            <text:p>5.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5979/jordan-poyer" xlink:type="simple">Jordan Poyer</text:a>, S</text:p>
          </table:table-cell>
          <table:table-cell office:value-type="string" calcext:value-type="string">
            <text:p>CL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121/luke-willson" xlink:type="simple">Luke Willson</text:a>, TE</text:p>
          </table:table-cell>
          <table:table-cell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731/brandin-cooks" xlink:type="simple">Brandin Cooks</text:a>, WR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6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6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6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733/odell-beckham-jr." xlink:type="simple">Odell Beckham Jr.</text:a>, WR</text:p>
          </table:table-cell>
          <table:table-cell office:value-type="string" calcext:value-type="string">
            <text:p>NY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.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786/richard-rodgers" xlink:type="simple">Richard Rodgers</text:a>, TE</text:p>
          </table:table-cell>
          <table:table-cell office:value-type="string" calcext:value-type="string">
            <text:p>GB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790/jarvis-landry" xlink:type="simple">Jarvis Landry</text:a>, WR</text:p>
          </table:table-cell>
          <table:table-cell office:value-type="string" calcext:value-type="string">
            <text:p>M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808/t.j.-carrie" xlink:type="simple">T.J. Carrie</text:a>, CB</text:p>
          </table:table-cell>
          <table:table-cell office:value-type="string" calcext:value-type="string">
            <text:p>OA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.6" calcext:value-type="float">
            <text:p>10.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832/michael-campanaro" xlink:type="simple">Michael Campanaro</text:a>, WR</text:p>
          </table:table-cell>
          <table:table-cell office:value-type="string" calcext:value-type="string">
            <text:p>B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893/dontae-johnson" xlink:type="simple">Dontae Johnson</text:a>, CB</text:p>
          </table:table-cell>
          <table:table-cell office:value-type="string" calcext:value-type="string">
            <text:p>S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16917/chris-smith" xlink:type="simple">Chris Smith</text:a>, DE</text:p>
          </table:table-cell>
          <table:table-cell office:value-type="string" calcext:value-type="string">
            <text:p>JAX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5490/darryl-roberts" xlink:type="simple">Darryl Roberts</text:a>, CB</text:p>
          </table:table-cell>
          <table:table-cell office:value-type="string" calcext:value-type="string">
            <text:p>NYJ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16049/quinton-dunbar" xlink:type="simple">Quinton Dunbar</text:a>, CB</text:p>
          </table:table-cell>
          <table:table-cell office:value-type="string" calcext:value-type="string">
            <text:p>WS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4591/nick-boyle" xlink:type="simple">Nick Boyle</text:a>, TE</text:p>
          </table:table-cell>
          <table:table-cell office:value-type="string" calcext:value-type="string">
            <text:p>BA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KICKOFFS</text:p>
          </table:table-cell>
          <table:covered-table-cell table:number-columns-repeated="4" table:style-name="Default"/>
          <table:table-cell table:style-name="ce5" office:value-type="string" calcext:value-type="string" table:number-columns-spanned="6" table:number-rows-spanned="1">
            <text:p>PUNTS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R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espn.com/nfl/statistics/player/_/stat/returning/sort/kick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kickReturnYards/year/2016/qualified/false/count/161/order/false" xlink:type="simple">YDS</text:a></text:p>
          </table:table-cell>
          <table:table-cell office:value-type="string" calcext:value-type="string">
            <text:p><text:a xlink:href="http://www.espn.com/nfl/statistics/player/_/stat/returning/sort/yardsPerKick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Kick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kick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s/year/2016/qualified/false/count/161" xlink:type="simple">ATT</text:a></text:p>
          </table:table-cell>
          <table:table-cell office:value-type="string" calcext:value-type="string">
            <text:p><text:a xlink:href="http://www.espn.com/nfl/statistics/player/_/stat/returning/sort/puntReturnYards/year/2016/qualified/false/count/161" xlink:type="simple">YDS</text:a></text:p>
          </table:table-cell>
          <table:table-cell office:value-type="string" calcext:value-type="string">
            <text:p><text:a xlink:href="http://www.espn.com/nfl/statistics/player/_/stat/returning/sort/yardsPerPuntReturn/year/2016/qualified/false/count/161" xlink:type="simple">AVG</text:a></text:p>
          </table:table-cell>
          <table:table-cell office:value-type="string" calcext:value-type="string">
            <text:p><text:a xlink:href="http://www.espn.com/nfl/statistics/player/_/stat/returning/sort/longPuntReturn/year/2016/qualified/false/count/161" xlink:type="simple">LNG</text:a></text:p>
          </table:table-cell>
          <table:table-cell office:value-type="string" calcext:value-type="string">
            <text:p><text:a xlink:href="http://www.espn.com/nfl/statistics/player/_/stat/returning/sort/puntReturnTouchdowns/year/2016/qualified/false/count/161" xlink:type="simple">TD</text:a></text:p>
          </table:table-cell>
          <table:table-cell office:value-type="string" calcext:value-type="string">
            <text:p><text:a xlink:href="http://www.espn.com/nfl/statistics/player/_/stat/returning/sort/puntReturnFairCatches/year/2016/qualified/false/count/161" xlink:type="simple">FC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643/eli-rogers" xlink:type="simple">Eli Rogers</text:a>, WR</text:p>
          </table:table-cell>
          <table:table-cell office:value-type="string" calcext:value-type="string">
            <text:p>PI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716/jamison-crowder" xlink:type="simple">Jamison Crowder</text:a>, WR</text:p>
          </table:table-cell>
          <table:table-cell office:value-type="string" calcext:value-type="string">
            <text:p>WS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8" calcext:value-type="float">
            <text:p>328</text:p>
          </table:table-cell>
          <table:table-cell office:value-type="float" office:value="12.1" calcext:value-type="float">
            <text:p>12.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576785/rashad-greene" xlink:type="simple">Rashad Greene</text:a>, WR</text:p>
          </table:table-cell>
          <table:table-cell office:value-type="string" calcext:value-type="string">
            <text:p>JA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2273/de'vante-harris" xlink:type="simple">De'Vante Harris</text:a>, CB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6212/stefon-diggs" xlink:type="simple">Stefon Diggs</text:a>, WR</text:p>
          </table:table-cell>
          <table:table-cell office:value-type="string" calcext:value-type="string">
            <text:p>M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79533/aaron-burbridge" xlink:type="simple">Aaron Burbridge</text:a>, WR</text:p>
          </table:table-cell>
          <table:table-cell office:value-type="string" calcext:value-type="string">
            <text:p>S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82870/cre'von-leblanc" xlink:type="simple">Cre'von LeBlanc</text:a>, CB</text:p>
          </table:table-cell>
          <table:table-cell office:value-type="string" calcext:value-type="string">
            <text:p>C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.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2983209/chester-rogers" xlink:type="simple">Chester Rogers</text:a>, WR</text:p>
          </table:table-cell>
          <table:table-cell office:value-type="string" calcext:value-type="string">
            <text:p>I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01171/d.j.-alexander" xlink:type="simple">D.J. Alexander</text:a>, LB</text:p>
          </table:table-cell>
          <table:table-cell office:value-type="string" calcext:value-type="string">
            <text:p>K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43258/damarious-randall" xlink:type="simple">Damarious Randall</text:a>, CB</text:p>
          </table:table-cell>
          <table:table-cell office:value-type="string" calcext:value-type="string">
            <text:p>G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14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www.espn.com/nfl/player/_/id/3051889/laquon-treadwell" xlink:type="simple">Laquon Treadwell</text:a>, WR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53027/marwin-evans" xlink:type="simple">Marwin Evans</text:a>, S</text:p>
          </table:table-cell>
          <table:table-cell office:value-type="string" calcext:value-type="string">
            <text:p>G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<text:a xlink:href="http://www.espn.com/nfl/player/_/id/3054955/vernon-hargreaves" xlink:type="simple">Vernon Hargreaves</text:a>, CB</text:p>
          </table:table-cell>
          <table:table-cell office:value-type="string" calcext:value-type="string">
            <text:p>T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21:16.711390288</meta:creation-date>
    <dc:date>2018-12-16T21:29:25.008316699</dc:date>
    <meta:editing-duration>PT8M8S</meta:editing-duration>
    <meta:editing-cycles>1</meta:editing-cycles>
    <meta:document-statistic meta:table-count="5" meta:cell-count="4855" meta:object-count="0"/>
    <meta:generator>LibreOffice/6.0.6.2$Linux_X86_64 LibreOffice_project/00m0$Build-2</meta:generator>
  </office:meta>
</office:document-meta>
</file>